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9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liveryM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"id":</text:p>
          </table:table-cell>
          <table:table-cell/>
          <table:table-cell office:value-type="string" calcext:value-type="string">
            <text:p>,"name":"</text:p>
          </table:table-cell>
          <table:table-cell office:value-type="string" calcext:value-type="string">
            <text:p>","email":"</text:p>
          </table:table-cell>
          <table:table-cell office:value-type="string" calcext:value-type="string">
            <text:p>","username":"</text:p>
          </table:table-cell>
          <table:table-cell office:value-type="string" calcext:value-type="string">
            <text:p>","password":"</text:p>
          </table:table-cell>
          <table:table-cell table:style-name="Default" office:value-type="string" calcext:value-type="string">
            <text:p>","dateOfBirth":</text:p>
          </table:table-cell>
          <table:table-cell table:style-name="Default" office:value-type="string" calcext:value-type="string">
            <text:p>,"active":true,"score":0,"dateOfAdmission": "2022-04-11T23:15:37.428+00:00","free": true,"numberOfSuccess":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+&quot;ana&quot;" office:value-type="string" office:string-value="ana" calcext:value-type="string">
            <text:p>ana</text:p>
          </table:table-cell>
          <table:table-cell table:formula="of:=+[.B2]&amp;[.A2]" office:value-type="string" office:string-value="ana1" calcext:value-type="string">
            <text:p>ana1</text:p>
          </table:table-cell>
          <table:table-cell table:formula="of:=+[.C2]&amp;&quot;@gmail.com&quot;" office:value-type="string" office:string-value="ana1@gmail.com" calcext:value-type="string">
            <text:p>ana1@gmail.com</text:p>
          </table:table-cell>
          <table:table-cell table:formula="of:=+&quot;usu_&quot;&amp;[.C2]" office:value-type="string" office:string-value="usu_ana1" calcext:value-type="string">
            <text:p>usu_ana1</text:p>
          </table:table-cell>
          <table:table-cell table:formula="of:=+&quot;pass_&quot;&amp;[.C2]" office:value-type="string" office:string-value="pass_ana1" calcext:value-type="string">
            <text:p>pass_ana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]&amp;[.C$1]&amp;[.C2]&amp;[.D$1]&amp;[.D2]&amp;[.E$1]&amp;[.E2]&amp;[.F$1]&amp;[.F2]&amp;[.G$1]&amp;[.G2]&amp;[.H$1]&amp;&quot;}&quot;" office:value-type="string" office:string-value="{&quot;id&quot;:1,&quot;name&quot;:&quot;ana1&quot;,&quot;email&quot;:&quot;ana1@gmail.com&quot;,&quot;username&quot;:&quot;usu_ana1&quot;,&quot;password&quot;:&quot;pass_ana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,"name":"ana1","email":"ana1@gmail.com","username":"usu_ana1","password":"pass_ana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]+1" office:value-type="float" office:value="2" calcext:value-type="float">
            <text:p>2</text:p>
          </table:table-cell>
          <table:table-cell office:value-type="string" calcext:value-type="string">
            <text:p>clara</text:p>
          </table:table-cell>
          <table:table-cell table:formula="of:=+[.B3]&amp;[.A3]" office:value-type="string" office:string-value="clara2" calcext:value-type="string">
            <text:p>clara2</text:p>
          </table:table-cell>
          <table:table-cell table:formula="of:=+[.C3]&amp;&quot;@gmail.com&quot;" office:value-type="string" office:string-value="clara2@gmail.com" calcext:value-type="string">
            <text:p>clara2@gmail.com</text:p>
          </table:table-cell>
          <table:table-cell table:formula="of:=+&quot;usu_&quot;&amp;[.C3]" office:value-type="string" office:string-value="usu_clara2" calcext:value-type="string">
            <text:p>usu_clara2</text:p>
          </table:table-cell>
          <table:table-cell table:formula="of:=+&quot;pass_&quot;&amp;[.C3]" office:value-type="string" office:string-value="pass_clara2" calcext:value-type="string">
            <text:p>pass_clara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]&amp;[.C$1]&amp;[.C3]&amp;[.D$1]&amp;[.D3]&amp;[.E$1]&amp;[.E3]&amp;[.F$1]&amp;[.F3]&amp;[.G$1]&amp;[.G3]&amp;[.H$1]&amp;&quot;}&quot;" office:value-type="string" office:string-value="{&quot;id&quot;:2,&quot;name&quot;:&quot;clara2&quot;,&quot;email&quot;:&quot;clara2@gmail.com&quot;,&quot;username&quot;:&quot;usu_clara2&quot;,&quot;password&quot;:&quot;pass_clara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,"name":"clara2","email":"clara2@gmail.com","username":"usu_clara2","password":"pass_clara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]+1" office:value-type="float" office:value="3" calcext:value-type="float">
            <text:p>3</text:p>
          </table:table-cell>
          <table:table-cell office:value-type="string" calcext:value-type="string">
            <text:p>ema</text:p>
          </table:table-cell>
          <table:table-cell table:formula="of:=+[.B4]&amp;[.A4]" office:value-type="string" office:string-value="ema3" calcext:value-type="string">
            <text:p>ema3</text:p>
          </table:table-cell>
          <table:table-cell table:formula="of:=+[.C4]&amp;&quot;@gmail.com&quot;" office:value-type="string" office:string-value="ema3@gmail.com" calcext:value-type="string">
            <text:p>ema3@gmail.com</text:p>
          </table:table-cell>
          <table:table-cell table:formula="of:=+&quot;usu_&quot;&amp;[.C4]" office:value-type="string" office:string-value="usu_ema3" calcext:value-type="string">
            <text:p>usu_ema3</text:p>
          </table:table-cell>
          <table:table-cell table:formula="of:=+&quot;pass_&quot;&amp;[.C4]" office:value-type="string" office:string-value="pass_ema3" calcext:value-type="string">
            <text:p>pass_ema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4]&amp;[.C$1]&amp;[.C4]&amp;[.D$1]&amp;[.D4]&amp;[.E$1]&amp;[.E4]&amp;[.F$1]&amp;[.F4]&amp;[.G$1]&amp;[.G4]&amp;[.H$1]&amp;&quot;}&quot;" office:value-type="string" office:string-value="{&quot;id&quot;:3,&quot;name&quot;:&quot;ema3&quot;,&quot;email&quot;:&quot;ema3@gmail.com&quot;,&quot;username&quot;:&quot;usu_ema3&quot;,&quot;password&quot;:&quot;pass_ema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,"name":"ema3","email":"ema3@gmail.com","username":"usu_ema3","password":"pass_ema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4]+1" office:value-type="float" office:value="4" calcext:value-type="float">
            <text:p>4</text:p>
          </table:table-cell>
          <table:table-cell office:value-type="string" calcext:value-type="string">
            <text:p>lucia</text:p>
          </table:table-cell>
          <table:table-cell table:formula="of:=+[.B5]&amp;[.A5]" office:value-type="string" office:string-value="lucia4" calcext:value-type="string">
            <text:p>lucia4</text:p>
          </table:table-cell>
          <table:table-cell table:formula="of:=+[.C5]&amp;&quot;@gmail.com&quot;" office:value-type="string" office:string-value="lucia4@gmail.com" calcext:value-type="string">
            <text:p>lucia4@gmail.com</text:p>
          </table:table-cell>
          <table:table-cell table:formula="of:=+&quot;usu_&quot;&amp;[.C5]" office:value-type="string" office:string-value="usu_lucia4" calcext:value-type="string">
            <text:p>usu_lucia4</text:p>
          </table:table-cell>
          <table:table-cell table:formula="of:=+&quot;pass_&quot;&amp;[.C5]" office:value-type="string" office:string-value="pass_lucia4" calcext:value-type="string">
            <text:p>pass_lucia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5]&amp;[.C$1]&amp;[.C5]&amp;[.D$1]&amp;[.D5]&amp;[.E$1]&amp;[.E5]&amp;[.F$1]&amp;[.F5]&amp;[.G$1]&amp;[.G5]&amp;[.H$1]&amp;&quot;}&quot;" office:value-type="string" office:string-value="{&quot;id&quot;:4,&quot;name&quot;:&quot;lucia4&quot;,&quot;email&quot;:&quot;lucia4@gmail.com&quot;,&quot;username&quot;:&quot;usu_lucia4&quot;,&quot;password&quot;:&quot;pass_lucia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4,"name":"lucia4","email":"lucia4@gmail.com","username":"usu_lucia4","password":"pass_lucia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5]+1"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table:formula="of:=+[.B6]&amp;[.A6]" office:value-type="string" office:string-value="maria5" calcext:value-type="string">
            <text:p>maria5</text:p>
          </table:table-cell>
          <table:table-cell table:formula="of:=+[.C6]&amp;&quot;@gmail.com&quot;" office:value-type="string" office:string-value="maria5@gmail.com" calcext:value-type="string">
            <text:p>maria5@gmail.com</text:p>
          </table:table-cell>
          <table:table-cell table:formula="of:=+&quot;usu_&quot;&amp;[.C6]" office:value-type="string" office:string-value="usu_maria5" calcext:value-type="string">
            <text:p>usu_maria5</text:p>
          </table:table-cell>
          <table:table-cell table:formula="of:=+&quot;pass_&quot;&amp;[.C6]" office:value-type="string" office:string-value="pass_maria5" calcext:value-type="string">
            <text:p>pass_maria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6]&amp;[.C$1]&amp;[.C6]&amp;[.D$1]&amp;[.D6]&amp;[.E$1]&amp;[.E6]&amp;[.F$1]&amp;[.F6]&amp;[.G$1]&amp;[.G6]&amp;[.H$1]&amp;&quot;}&quot;" office:value-type="string" office:string-value="{&quot;id&quot;:5,&quot;name&quot;:&quot;maria5&quot;,&quot;email&quot;:&quot;maria5@gmail.com&quot;,&quot;username&quot;:&quot;usu_maria5&quot;,&quot;password&quot;:&quot;pass_maria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5,"name":"maria5","email":"maria5@gmail.com","username":"usu_maria5","password":"pass_maria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6]+1" office:value-type="float" office:value="6" calcext:value-type="float">
            <text:p>6</text:p>
          </table:table-cell>
          <table:table-cell office:value-type="string" calcext:value-type="string">
            <text:p>eva</text:p>
          </table:table-cell>
          <table:table-cell table:formula="of:=+[.B7]&amp;[.A7]" office:value-type="string" office:string-value="eva6" calcext:value-type="string">
            <text:p>eva6</text:p>
          </table:table-cell>
          <table:table-cell table:formula="of:=+[.C7]&amp;&quot;@gmail.com&quot;" office:value-type="string" office:string-value="eva6@gmail.com" calcext:value-type="string">
            <text:p>eva6@gmail.com</text:p>
          </table:table-cell>
          <table:table-cell table:formula="of:=+&quot;usu_&quot;&amp;[.C7]" office:value-type="string" office:string-value="usu_eva6" calcext:value-type="string">
            <text:p>usu_eva6</text:p>
          </table:table-cell>
          <table:table-cell table:formula="of:=+&quot;pass_&quot;&amp;[.C7]" office:value-type="string" office:string-value="pass_eva6" calcext:value-type="string">
            <text:p>pass_eva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7]&amp;[.C$1]&amp;[.C7]&amp;[.D$1]&amp;[.D7]&amp;[.E$1]&amp;[.E7]&amp;[.F$1]&amp;[.F7]&amp;[.G$1]&amp;[.G7]&amp;[.H$1]&amp;&quot;}&quot;" office:value-type="string" office:string-value="{&quot;id&quot;:6,&quot;name&quot;:&quot;eva6&quot;,&quot;email&quot;:&quot;eva6@gmail.com&quot;,&quot;username&quot;:&quot;usu_eva6&quot;,&quot;password&quot;:&quot;pass_eva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6,"name":"eva6","email":"eva6@gmail.com","username":"usu_eva6","password":"pass_eva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7]+1"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table:formula="of:=+[.B8]&amp;[.A8]" office:value-type="string" office:string-value="martin7" calcext:value-type="string">
            <text:p>martin7</text:p>
          </table:table-cell>
          <table:table-cell table:formula="of:=+[.C8]&amp;&quot;@gmail.com&quot;" office:value-type="string" office:string-value="martin7@gmail.com" calcext:value-type="string">
            <text:p>martin7@gmail.com</text:p>
          </table:table-cell>
          <table:table-cell table:formula="of:=+&quot;usu_&quot;&amp;[.C8]" office:value-type="string" office:string-value="usu_martin7" calcext:value-type="string">
            <text:p>usu_martin7</text:p>
          </table:table-cell>
          <table:table-cell table:formula="of:=+&quot;pass_&quot;&amp;[.C8]" office:value-type="string" office:string-value="pass_martin7" calcext:value-type="string">
            <text:p>pass_martin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8]&amp;[.C$1]&amp;[.C8]&amp;[.D$1]&amp;[.D8]&amp;[.E$1]&amp;[.E8]&amp;[.F$1]&amp;[.F8]&amp;[.G$1]&amp;[.G8]&amp;[.H$1]&amp;&quot;}&quot;" office:value-type="string" office:string-value="{&quot;id&quot;:7,&quot;name&quot;:&quot;martin7&quot;,&quot;email&quot;:&quot;martin7@gmail.com&quot;,&quot;username&quot;:&quot;usu_martin7&quot;,&quot;password&quot;:&quot;pass_martin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7,"name":"martin7","email":"martin7@gmail.com","username":"usu_martin7","password":"pass_martin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8]+1" office:value-type="float" office:value="8" calcext:value-type="float">
            <text:p>8</text:p>
          </table:table-cell>
          <table:table-cell office:value-type="string" calcext:value-type="string">
            <text:p>cesar</text:p>
          </table:table-cell>
          <table:table-cell table:formula="of:=+[.B9]&amp;[.A9]" office:value-type="string" office:string-value="cesar8" calcext:value-type="string">
            <text:p>cesar8</text:p>
          </table:table-cell>
          <table:table-cell table:formula="of:=+[.C9]&amp;&quot;@gmail.com&quot;" office:value-type="string" office:string-value="cesar8@gmail.com" calcext:value-type="string">
            <text:p>cesar8@gmail.com</text:p>
          </table:table-cell>
          <table:table-cell table:formula="of:=+&quot;usu_&quot;&amp;[.C9]" office:value-type="string" office:string-value="usu_cesar8" calcext:value-type="string">
            <text:p>usu_cesar8</text:p>
          </table:table-cell>
          <table:table-cell table:formula="of:=+&quot;pass_&quot;&amp;[.C9]" office:value-type="string" office:string-value="pass_cesar8" calcext:value-type="string">
            <text:p>pass_cesar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9]&amp;[.C$1]&amp;[.C9]&amp;[.D$1]&amp;[.D9]&amp;[.E$1]&amp;[.E9]&amp;[.F$1]&amp;[.F9]&amp;[.G$1]&amp;[.G9]&amp;[.H$1]&amp;&quot;}&quot;" office:value-type="string" office:string-value="{&quot;id&quot;:8,&quot;name&quot;:&quot;cesar8&quot;,&quot;email&quot;:&quot;cesar8@gmail.com&quot;,&quot;username&quot;:&quot;usu_cesar8&quot;,&quot;password&quot;:&quot;pass_cesar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8,"name":"cesar8","email":"cesar8@gmail.com","username":"usu_cesar8","password":"pass_cesar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9]+1" office:value-type="float" office:value="9" calcext:value-type="float">
            <text:p>9</text:p>
          </table:table-cell>
          <table:table-cell office:value-type="string" calcext:value-type="string">
            <text:p>matias</text:p>
          </table:table-cell>
          <table:table-cell table:formula="of:=+[.B10]&amp;[.A10]" office:value-type="string" office:string-value="matias9" calcext:value-type="string">
            <text:p>matias9</text:p>
          </table:table-cell>
          <table:table-cell table:formula="of:=+[.C10]&amp;&quot;@gmail.com&quot;" office:value-type="string" office:string-value="matias9@gmail.com" calcext:value-type="string">
            <text:p>matias9@gmail.com</text:p>
          </table:table-cell>
          <table:table-cell table:formula="of:=+&quot;usu_&quot;&amp;[.C10]" office:value-type="string" office:string-value="usu_matias9" calcext:value-type="string">
            <text:p>usu_matias9</text:p>
          </table:table-cell>
          <table:table-cell table:formula="of:=+&quot;pass_&quot;&amp;[.C10]" office:value-type="string" office:string-value="pass_matias9" calcext:value-type="string">
            <text:p>pass_matias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0]&amp;[.C$1]&amp;[.C10]&amp;[.D$1]&amp;[.D10]&amp;[.E$1]&amp;[.E10]&amp;[.F$1]&amp;[.F10]&amp;[.G$1]&amp;[.G10]&amp;[.H$1]&amp;&quot;}&quot;" office:value-type="string" office:string-value="{&quot;id&quot;:9,&quot;name&quot;:&quot;matias9&quot;,&quot;email&quot;:&quot;matias9@gmail.com&quot;,&quot;username&quot;:&quot;usu_matias9&quot;,&quot;password&quot;:&quot;pass_matias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9,"name":"matias9","email":"matias9@gmail.com","username":"usu_matias9","password":"pass_matias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0]+1" office:value-type="float" office:value="10" calcext:value-type="float">
            <text:p>10</text:p>
          </table:table-cell>
          <table:table-cell office:value-type="string" calcext:value-type="string">
            <text:p>luis</text:p>
          </table:table-cell>
          <table:table-cell table:formula="of:=+[.B11]&amp;[.A11]" office:value-type="string" office:string-value="luis10" calcext:value-type="string">
            <text:p>luis10</text:p>
          </table:table-cell>
          <table:table-cell table:formula="of:=+[.C11]&amp;&quot;@gmail.com&quot;" office:value-type="string" office:string-value="luis10@gmail.com" calcext:value-type="string">
            <text:p>luis10@gmail.com</text:p>
          </table:table-cell>
          <table:table-cell table:formula="of:=+&quot;usu_&quot;&amp;[.C11]" office:value-type="string" office:string-value="usu_luis10" calcext:value-type="string">
            <text:p>usu_luis10</text:p>
          </table:table-cell>
          <table:table-cell table:formula="of:=+&quot;pass_&quot;&amp;[.C11]" office:value-type="string" office:string-value="pass_luis10" calcext:value-type="string">
            <text:p>pass_luis1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1]&amp;[.C$1]&amp;[.C11]&amp;[.D$1]&amp;[.D11]&amp;[.E$1]&amp;[.E11]&amp;[.F$1]&amp;[.F11]&amp;[.G$1]&amp;[.G11]&amp;[.H$1]&amp;&quot;}&quot;" office:value-type="string" office:string-value="{&quot;id&quot;:10,&quot;name&quot;:&quot;luis10&quot;,&quot;email&quot;:&quot;luis10@gmail.com&quot;,&quot;username&quot;:&quot;usu_luis10&quot;,&quot;password&quot;:&quot;pass_luis1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0,"name":"luis10","email":"luis10@gmail.com","username":"usu_luis10","password":"pass_luis1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1]+1" office:value-type="float" office:value="11" calcext:value-type="float">
            <text:p>11</text:p>
          </table:table-cell>
          <table:table-cell office:value-type="string" calcext:value-type="string">
            <text:p>alicia</text:p>
          </table:table-cell>
          <table:table-cell table:formula="of:=+[.B12]&amp;[.A12]" office:value-type="string" office:string-value="alicia11" calcext:value-type="string">
            <text:p>alicia11</text:p>
          </table:table-cell>
          <table:table-cell table:formula="of:=+[.C12]&amp;&quot;@gmail.com&quot;" office:value-type="string" office:string-value="alicia11@gmail.com" calcext:value-type="string">
            <text:p>alicia11@gmail.com</text:p>
          </table:table-cell>
          <table:table-cell table:formula="of:=+&quot;usu_&quot;&amp;[.C12]" office:value-type="string" office:string-value="usu_alicia11" calcext:value-type="string">
            <text:p>usu_alicia11</text:p>
          </table:table-cell>
          <table:table-cell table:formula="of:=+&quot;pass_&quot;&amp;[.C12]" office:value-type="string" office:string-value="pass_alicia11" calcext:value-type="string">
            <text:p>pass_alicia1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2]&amp;[.C$1]&amp;[.C12]&amp;[.D$1]&amp;[.D12]&amp;[.E$1]&amp;[.E12]&amp;[.F$1]&amp;[.F12]&amp;[.G$1]&amp;[.G12]&amp;[.H$1]&amp;&quot;}&quot;" office:value-type="string" office:string-value="{&quot;id&quot;:11,&quot;name&quot;:&quot;alicia11&quot;,&quot;email&quot;:&quot;alicia11@gmail.com&quot;,&quot;username&quot;:&quot;usu_alicia11&quot;,&quot;password&quot;:&quot;pass_alicia1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1,"name":"alicia11","email":"alicia11@gmail.com","username":"usu_alicia11","password":"pass_alicia1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2]+1" office:value-type="float" office:value="12" calcext:value-type="float">
            <text:p>12</text:p>
          </table:table-cell>
          <table:table-cell office:value-type="string" calcext:value-type="string">
            <text:p>mario</text:p>
          </table:table-cell>
          <table:table-cell table:formula="of:=+[.B13]&amp;[.A13]" office:value-type="string" office:string-value="mario12" calcext:value-type="string">
            <text:p>mario12</text:p>
          </table:table-cell>
          <table:table-cell table:formula="of:=+[.C13]&amp;&quot;@gmail.com&quot;" office:value-type="string" office:string-value="mario12@gmail.com" calcext:value-type="string">
            <text:p>mario12@gmail.com</text:p>
          </table:table-cell>
          <table:table-cell table:formula="of:=+&quot;usu_&quot;&amp;[.C13]" office:value-type="string" office:string-value="usu_mario12" calcext:value-type="string">
            <text:p>usu_mario12</text:p>
          </table:table-cell>
          <table:table-cell table:formula="of:=+&quot;pass_&quot;&amp;[.C13]" office:value-type="string" office:string-value="pass_mario12" calcext:value-type="string">
            <text:p>pass_mario1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3]&amp;[.C$1]&amp;[.C13]&amp;[.D$1]&amp;[.D13]&amp;[.E$1]&amp;[.E13]&amp;[.F$1]&amp;[.F13]&amp;[.G$1]&amp;[.G13]&amp;[.H$1]&amp;&quot;}&quot;" office:value-type="string" office:string-value="{&quot;id&quot;:12,&quot;name&quot;:&quot;mario12&quot;,&quot;email&quot;:&quot;mario12@gmail.com&quot;,&quot;username&quot;:&quot;usu_mario12&quot;,&quot;password&quot;:&quot;pass_mario1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2,"name":"mario12","email":"mario12@gmail.com","username":"usu_mario12","password":"pass_mario1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3]+1" office:value-type="float" office:value="13" calcext:value-type="float">
            <text:p>13</text:p>
          </table:table-cell>
          <table:table-cell office:value-type="string" calcext:value-type="string">
            <text:p>roberto</text:p>
          </table:table-cell>
          <table:table-cell table:formula="of:=+[.B14]&amp;[.A14]" office:value-type="string" office:string-value="roberto13" calcext:value-type="string">
            <text:p>roberto13</text:p>
          </table:table-cell>
          <table:table-cell table:formula="of:=+[.C14]&amp;&quot;@gmail.com&quot;" office:value-type="string" office:string-value="roberto13@gmail.com" calcext:value-type="string">
            <text:p>roberto13@gmail.com</text:p>
          </table:table-cell>
          <table:table-cell table:formula="of:=+&quot;usu_&quot;&amp;[.C14]" office:value-type="string" office:string-value="usu_roberto13" calcext:value-type="string">
            <text:p>usu_roberto13</text:p>
          </table:table-cell>
          <table:table-cell table:formula="of:=+&quot;pass_&quot;&amp;[.C14]" office:value-type="string" office:string-value="pass_roberto13" calcext:value-type="string">
            <text:p>pass_roberto1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4]&amp;[.C$1]&amp;[.C14]&amp;[.D$1]&amp;[.D14]&amp;[.E$1]&amp;[.E14]&amp;[.F$1]&amp;[.F14]&amp;[.G$1]&amp;[.G14]&amp;[.H$1]&amp;&quot;}&quot;" office:value-type="string" office:string-value="{&quot;id&quot;:13,&quot;name&quot;:&quot;roberto13&quot;,&quot;email&quot;:&quot;roberto13@gmail.com&quot;,&quot;username&quot;:&quot;usu_roberto13&quot;,&quot;password&quot;:&quot;pass_roberto1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3,"name":"roberto13","email":"roberto13@gmail.com","username":"usu_roberto13","password":"pass_roberto1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4]+1"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formula="of:=+[.B15]&amp;[.A15]" office:value-type="string" office:string-value="domingo14" calcext:value-type="string">
            <text:p>domingo14</text:p>
          </table:table-cell>
          <table:table-cell table:formula="of:=+[.C15]&amp;&quot;@gmail.com&quot;" office:value-type="string" office:string-value="domingo14@gmail.com" calcext:value-type="string">
            <text:p>domingo14@gmail.com</text:p>
          </table:table-cell>
          <table:table-cell table:formula="of:=+&quot;usu_&quot;&amp;[.C15]" office:value-type="string" office:string-value="usu_domingo14" calcext:value-type="string">
            <text:p>usu_domingo14</text:p>
          </table:table-cell>
          <table:table-cell table:formula="of:=+&quot;pass_&quot;&amp;[.C15]" office:value-type="string" office:string-value="pass_domingo14" calcext:value-type="string">
            <text:p>pass_domingo1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5]&amp;[.C$1]&amp;[.C15]&amp;[.D$1]&amp;[.D15]&amp;[.E$1]&amp;[.E15]&amp;[.F$1]&amp;[.F15]&amp;[.G$1]&amp;[.G15]&amp;[.H$1]&amp;&quot;}&quot;" office:value-type="string" office:string-value="{&quot;id&quot;:14,&quot;name&quot;:&quot;domingo14&quot;,&quot;email&quot;:&quot;domingo14@gmail.com&quot;,&quot;username&quot;:&quot;usu_domingo14&quot;,&quot;password&quot;:&quot;pass_domingo1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4,"name":"domingo14","email":"domingo14@gmail.com","username":"usu_domingo14","password":"pass_domingo1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5]+1" office:value-type="float" office:value="15" calcext:value-type="float">
            <text:p>15</text:p>
          </table:table-cell>
          <table:table-cell office:value-type="string" calcext:value-type="string">
            <text:p>cristina</text:p>
          </table:table-cell>
          <table:table-cell table:formula="of:=+[.B16]&amp;[.A16]" office:value-type="string" office:string-value="cristina15" calcext:value-type="string">
            <text:p>cristina15</text:p>
          </table:table-cell>
          <table:table-cell table:formula="of:=+[.C16]&amp;&quot;@gmail.com&quot;" office:value-type="string" office:string-value="cristina15@gmail.com" calcext:value-type="string">
            <text:p>cristina15@gmail.com</text:p>
          </table:table-cell>
          <table:table-cell table:formula="of:=+&quot;usu_&quot;&amp;[.C16]" office:value-type="string" office:string-value="usu_cristina15" calcext:value-type="string">
            <text:p>usu_cristina15</text:p>
          </table:table-cell>
          <table:table-cell table:formula="of:=+&quot;pass_&quot;&amp;[.C16]" office:value-type="string" office:string-value="pass_cristina15" calcext:value-type="string">
            <text:p>pass_cristina1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6]&amp;[.C$1]&amp;[.C16]&amp;[.D$1]&amp;[.D16]&amp;[.E$1]&amp;[.E16]&amp;[.F$1]&amp;[.F16]&amp;[.G$1]&amp;[.G16]&amp;[.H$1]&amp;&quot;}&quot;" office:value-type="string" office:string-value="{&quot;id&quot;:15,&quot;name&quot;:&quot;cristina15&quot;,&quot;email&quot;:&quot;cristina15@gmail.com&quot;,&quot;username&quot;:&quot;usu_cristina15&quot;,&quot;password&quot;:&quot;pass_cristina1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5,"name":"cristina15","email":"cristina15@gmail.com","username":"usu_cristina15","password":"pass_cristina1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6]+1" office:value-type="float" office:value="16" calcext:value-type="float">
            <text:p>16</text:p>
          </table:table-cell>
          <table:table-cell office:value-type="string" calcext:value-type="string">
            <text:p>susana</text:p>
          </table:table-cell>
          <table:table-cell table:formula="of:=+[.B17]&amp;[.A17]" office:value-type="string" office:string-value="susana16" calcext:value-type="string">
            <text:p>susana16</text:p>
          </table:table-cell>
          <table:table-cell table:formula="of:=+[.C17]&amp;&quot;@gmail.com&quot;" office:value-type="string" office:string-value="susana16@gmail.com" calcext:value-type="string">
            <text:p>susana16@gmail.com</text:p>
          </table:table-cell>
          <table:table-cell table:formula="of:=+&quot;usu_&quot;&amp;[.C17]" office:value-type="string" office:string-value="usu_susana16" calcext:value-type="string">
            <text:p>usu_susana16</text:p>
          </table:table-cell>
          <table:table-cell table:formula="of:=+&quot;pass_&quot;&amp;[.C17]" office:value-type="string" office:string-value="pass_susana16" calcext:value-type="string">
            <text:p>pass_susana1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7]&amp;[.C$1]&amp;[.C17]&amp;[.D$1]&amp;[.D17]&amp;[.E$1]&amp;[.E17]&amp;[.F$1]&amp;[.F17]&amp;[.G$1]&amp;[.G17]&amp;[.H$1]&amp;&quot;}&quot;" office:value-type="string" office:string-value="{&quot;id&quot;:16,&quot;name&quot;:&quot;susana16&quot;,&quot;email&quot;:&quot;susana16@gmail.com&quot;,&quot;username&quot;:&quot;usu_susana16&quot;,&quot;password&quot;:&quot;pass_susana1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6,"name":"susana16","email":"susana16@gmail.com","username":"usu_susana16","password":"pass_susana1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7]+1" office:value-type="float" office:value="17" calcext:value-type="float">
            <text:p>17</text:p>
          </table:table-cell>
          <table:table-cell table:formula="of:=+[.B2]" office:value-type="string" office:string-value="ana" calcext:value-type="string">
            <text:p>ana</text:p>
          </table:table-cell>
          <table:table-cell table:formula="of:=+[.B18]&amp;[.A18]" office:value-type="string" office:string-value="ana17" calcext:value-type="string">
            <text:p>ana17</text:p>
          </table:table-cell>
          <table:table-cell table:formula="of:=+[.C18]&amp;&quot;@gmail.com&quot;" office:value-type="string" office:string-value="ana17@gmail.com" calcext:value-type="string">
            <text:p>ana17@gmail.com</text:p>
          </table:table-cell>
          <table:table-cell table:formula="of:=+&quot;usu_&quot;&amp;[.C18]" office:value-type="string" office:string-value="usu_ana17" calcext:value-type="string">
            <text:p>usu_ana17</text:p>
          </table:table-cell>
          <table:table-cell table:formula="of:=+&quot;pass_&quot;&amp;[.C18]" office:value-type="string" office:string-value="pass_ana17" calcext:value-type="string">
            <text:p>pass_ana1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8]&amp;[.C$1]&amp;[.C18]&amp;[.D$1]&amp;[.D18]&amp;[.E$1]&amp;[.E18]&amp;[.F$1]&amp;[.F18]&amp;[.G$1]&amp;[.G18]&amp;[.H$1]&amp;&quot;}&quot;" office:value-type="string" office:string-value="{&quot;id&quot;:17,&quot;name&quot;:&quot;ana17&quot;,&quot;email&quot;:&quot;ana17@gmail.com&quot;,&quot;username&quot;:&quot;usu_ana17&quot;,&quot;password&quot;:&quot;pass_ana1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7,"name":"ana17","email":"ana17@gmail.com","username":"usu_ana17","password":"pass_ana1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8]+1" office:value-type="float" office:value="18" calcext:value-type="float">
            <text:p>18</text:p>
          </table:table-cell>
          <table:table-cell table:formula="of:=+[.B3]" office:value-type="string" office:string-value="clara" calcext:value-type="string">
            <text:p>clara</text:p>
          </table:table-cell>
          <table:table-cell table:formula="of:=+[.B19]&amp;[.A19]" office:value-type="string" office:string-value="clara18" calcext:value-type="string">
            <text:p>clara18</text:p>
          </table:table-cell>
          <table:table-cell table:formula="of:=+[.C19]&amp;&quot;@gmail.com&quot;" office:value-type="string" office:string-value="clara18@gmail.com" calcext:value-type="string">
            <text:p>clara18@gmail.com</text:p>
          </table:table-cell>
          <table:table-cell table:formula="of:=+&quot;usu_&quot;&amp;[.C19]" office:value-type="string" office:string-value="usu_clara18" calcext:value-type="string">
            <text:p>usu_clara18</text:p>
          </table:table-cell>
          <table:table-cell table:formula="of:=+&quot;pass_&quot;&amp;[.C19]" office:value-type="string" office:string-value="pass_clara18" calcext:value-type="string">
            <text:p>pass_clara1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9]&amp;[.C$1]&amp;[.C19]&amp;[.D$1]&amp;[.D19]&amp;[.E$1]&amp;[.E19]&amp;[.F$1]&amp;[.F19]&amp;[.G$1]&amp;[.G19]&amp;[.H$1]&amp;&quot;}&quot;" office:value-type="string" office:string-value="{&quot;id&quot;:18,&quot;name&quot;:&quot;clara18&quot;,&quot;email&quot;:&quot;clara18@gmail.com&quot;,&quot;username&quot;:&quot;usu_clara18&quot;,&quot;password&quot;:&quot;pass_clara1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8,"name":"clara18","email":"clara18@gmail.com","username":"usu_clara18","password":"pass_clara1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19]+1" office:value-type="float" office:value="19" calcext:value-type="float">
            <text:p>19</text:p>
          </table:table-cell>
          <table:table-cell table:formula="of:=+[.B4]" office:value-type="string" office:string-value="ema" calcext:value-type="string">
            <text:p>ema</text:p>
          </table:table-cell>
          <table:table-cell table:formula="of:=+[.B20]&amp;[.A20]" office:value-type="string" office:string-value="ema19" calcext:value-type="string">
            <text:p>ema19</text:p>
          </table:table-cell>
          <table:table-cell table:formula="of:=+[.C20]&amp;&quot;@gmail.com&quot;" office:value-type="string" office:string-value="ema19@gmail.com" calcext:value-type="string">
            <text:p>ema19@gmail.com</text:p>
          </table:table-cell>
          <table:table-cell table:formula="of:=+&quot;usu_&quot;&amp;[.C20]" office:value-type="string" office:string-value="usu_ema19" calcext:value-type="string">
            <text:p>usu_ema19</text:p>
          </table:table-cell>
          <table:table-cell table:formula="of:=+&quot;pass_&quot;&amp;[.C20]" office:value-type="string" office:string-value="pass_ema19" calcext:value-type="string">
            <text:p>pass_ema1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0]&amp;[.C$1]&amp;[.C20]&amp;[.D$1]&amp;[.D20]&amp;[.E$1]&amp;[.E20]&amp;[.F$1]&amp;[.F20]&amp;[.G$1]&amp;[.G20]&amp;[.H$1]&amp;&quot;}&quot;" office:value-type="string" office:string-value="{&quot;id&quot;:19,&quot;name&quot;:&quot;ema19&quot;,&quot;email&quot;:&quot;ema19@gmail.com&quot;,&quot;username&quot;:&quot;usu_ema19&quot;,&quot;password&quot;:&quot;pass_ema1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19,"name":"ema19","email":"ema19@gmail.com","username":"usu_ema19","password":"pass_ema1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0]+1" office:value-type="float" office:value="20" calcext:value-type="float">
            <text:p>20</text:p>
          </table:table-cell>
          <table:table-cell table:formula="of:=+[.B5]" office:value-type="string" office:string-value="lucia" calcext:value-type="string">
            <text:p>lucia</text:p>
          </table:table-cell>
          <table:table-cell table:formula="of:=+[.B21]&amp;[.A21]" office:value-type="string" office:string-value="lucia20" calcext:value-type="string">
            <text:p>lucia20</text:p>
          </table:table-cell>
          <table:table-cell table:formula="of:=+[.C21]&amp;&quot;@gmail.com&quot;" office:value-type="string" office:string-value="lucia20@gmail.com" calcext:value-type="string">
            <text:p>lucia20@gmail.com</text:p>
          </table:table-cell>
          <table:table-cell table:formula="of:=+&quot;usu_&quot;&amp;[.C21]" office:value-type="string" office:string-value="usu_lucia20" calcext:value-type="string">
            <text:p>usu_lucia20</text:p>
          </table:table-cell>
          <table:table-cell table:formula="of:=+&quot;pass_&quot;&amp;[.C21]" office:value-type="string" office:string-value="pass_lucia20" calcext:value-type="string">
            <text:p>pass_lucia2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1]&amp;[.C$1]&amp;[.C21]&amp;[.D$1]&amp;[.D21]&amp;[.E$1]&amp;[.E21]&amp;[.F$1]&amp;[.F21]&amp;[.G$1]&amp;[.G21]&amp;[.H$1]&amp;&quot;}&quot;" office:value-type="string" office:string-value="{&quot;id&quot;:20,&quot;name&quot;:&quot;lucia20&quot;,&quot;email&quot;:&quot;lucia20@gmail.com&quot;,&quot;username&quot;:&quot;usu_lucia20&quot;,&quot;password&quot;:&quot;pass_lucia2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0,"name":"lucia20","email":"lucia20@gmail.com","username":"usu_lucia20","password":"pass_lucia2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1]+1" office:value-type="float" office:value="21" calcext:value-type="float">
            <text:p>21</text:p>
          </table:table-cell>
          <table:table-cell table:formula="of:=+[.B6]" office:value-type="string" office:string-value="maria" calcext:value-type="string">
            <text:p>maria</text:p>
          </table:table-cell>
          <table:table-cell table:formula="of:=+[.B22]&amp;[.A22]" office:value-type="string" office:string-value="maria21" calcext:value-type="string">
            <text:p>maria21</text:p>
          </table:table-cell>
          <table:table-cell table:formula="of:=+[.C22]&amp;&quot;@gmail.com&quot;" office:value-type="string" office:string-value="maria21@gmail.com" calcext:value-type="string">
            <text:p>maria21@gmail.com</text:p>
          </table:table-cell>
          <table:table-cell table:formula="of:=+&quot;usu_&quot;&amp;[.C22]" office:value-type="string" office:string-value="usu_maria21" calcext:value-type="string">
            <text:p>usu_maria21</text:p>
          </table:table-cell>
          <table:table-cell table:formula="of:=+&quot;pass_&quot;&amp;[.C22]" office:value-type="string" office:string-value="pass_maria21" calcext:value-type="string">
            <text:p>pass_maria2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2]&amp;[.C$1]&amp;[.C22]&amp;[.D$1]&amp;[.D22]&amp;[.E$1]&amp;[.E22]&amp;[.F$1]&amp;[.F22]&amp;[.G$1]&amp;[.G22]&amp;[.H$1]&amp;&quot;}&quot;" office:value-type="string" office:string-value="{&quot;id&quot;:21,&quot;name&quot;:&quot;maria21&quot;,&quot;email&quot;:&quot;maria21@gmail.com&quot;,&quot;username&quot;:&quot;usu_maria21&quot;,&quot;password&quot;:&quot;pass_maria2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1,"name":"maria21","email":"maria21@gmail.com","username":"usu_maria21","password":"pass_maria2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2]+1" office:value-type="float" office:value="22" calcext:value-type="float">
            <text:p>22</text:p>
          </table:table-cell>
          <table:table-cell table:formula="of:=+[.B7]" office:value-type="string" office:string-value="eva" calcext:value-type="string">
            <text:p>eva</text:p>
          </table:table-cell>
          <table:table-cell table:formula="of:=+[.B23]&amp;[.A23]" office:value-type="string" office:string-value="eva22" calcext:value-type="string">
            <text:p>eva22</text:p>
          </table:table-cell>
          <table:table-cell table:formula="of:=+[.C23]&amp;&quot;@gmail.com&quot;" office:value-type="string" office:string-value="eva22@gmail.com" calcext:value-type="string">
            <text:p>eva22@gmail.com</text:p>
          </table:table-cell>
          <table:table-cell table:formula="of:=+&quot;usu_&quot;&amp;[.C23]" office:value-type="string" office:string-value="usu_eva22" calcext:value-type="string">
            <text:p>usu_eva22</text:p>
          </table:table-cell>
          <table:table-cell table:formula="of:=+&quot;pass_&quot;&amp;[.C23]" office:value-type="string" office:string-value="pass_eva22" calcext:value-type="string">
            <text:p>pass_eva2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3]&amp;[.C$1]&amp;[.C23]&amp;[.D$1]&amp;[.D23]&amp;[.E$1]&amp;[.E23]&amp;[.F$1]&amp;[.F23]&amp;[.G$1]&amp;[.G23]&amp;[.H$1]&amp;&quot;}&quot;" office:value-type="string" office:string-value="{&quot;id&quot;:22,&quot;name&quot;:&quot;eva22&quot;,&quot;email&quot;:&quot;eva22@gmail.com&quot;,&quot;username&quot;:&quot;usu_eva22&quot;,&quot;password&quot;:&quot;pass_eva2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2,"name":"eva22","email":"eva22@gmail.com","username":"usu_eva22","password":"pass_eva2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3]+1" office:value-type="float" office:value="23" calcext:value-type="float">
            <text:p>23</text:p>
          </table:table-cell>
          <table:table-cell table:formula="of:=+[.B8]" office:value-type="string" office:string-value="martin" calcext:value-type="string">
            <text:p>martin</text:p>
          </table:table-cell>
          <table:table-cell table:formula="of:=+[.B24]&amp;[.A24]" office:value-type="string" office:string-value="martin23" calcext:value-type="string">
            <text:p>martin23</text:p>
          </table:table-cell>
          <table:table-cell table:formula="of:=+[.C24]&amp;&quot;@gmail.com&quot;" office:value-type="string" office:string-value="martin23@gmail.com" calcext:value-type="string">
            <text:p>martin23@gmail.com</text:p>
          </table:table-cell>
          <table:table-cell table:formula="of:=+&quot;usu_&quot;&amp;[.C24]" office:value-type="string" office:string-value="usu_martin23" calcext:value-type="string">
            <text:p>usu_martin23</text:p>
          </table:table-cell>
          <table:table-cell table:formula="of:=+&quot;pass_&quot;&amp;[.C24]" office:value-type="string" office:string-value="pass_martin23" calcext:value-type="string">
            <text:p>pass_martin2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4]&amp;[.C$1]&amp;[.C24]&amp;[.D$1]&amp;[.D24]&amp;[.E$1]&amp;[.E24]&amp;[.F$1]&amp;[.F24]&amp;[.G$1]&amp;[.G24]&amp;[.H$1]&amp;&quot;}&quot;" office:value-type="string" office:string-value="{&quot;id&quot;:23,&quot;name&quot;:&quot;martin23&quot;,&quot;email&quot;:&quot;martin23@gmail.com&quot;,&quot;username&quot;:&quot;usu_martin23&quot;,&quot;password&quot;:&quot;pass_martin2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3,"name":"martin23","email":"martin23@gmail.com","username":"usu_martin23","password":"pass_martin2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4]+1" office:value-type="float" office:value="24" calcext:value-type="float">
            <text:p>24</text:p>
          </table:table-cell>
          <table:table-cell table:formula="of:=+[.B9]" office:value-type="string" office:string-value="cesar" calcext:value-type="string">
            <text:p>cesar</text:p>
          </table:table-cell>
          <table:table-cell table:formula="of:=+[.B25]&amp;[.A25]" office:value-type="string" office:string-value="cesar24" calcext:value-type="string">
            <text:p>cesar24</text:p>
          </table:table-cell>
          <table:table-cell table:formula="of:=+[.C25]&amp;&quot;@gmail.com&quot;" office:value-type="string" office:string-value="cesar24@gmail.com" calcext:value-type="string">
            <text:p>cesar24@gmail.com</text:p>
          </table:table-cell>
          <table:table-cell table:formula="of:=+&quot;usu_&quot;&amp;[.C25]" office:value-type="string" office:string-value="usu_cesar24" calcext:value-type="string">
            <text:p>usu_cesar24</text:p>
          </table:table-cell>
          <table:table-cell table:formula="of:=+&quot;pass_&quot;&amp;[.C25]" office:value-type="string" office:string-value="pass_cesar24" calcext:value-type="string">
            <text:p>pass_cesar2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5]&amp;[.C$1]&amp;[.C25]&amp;[.D$1]&amp;[.D25]&amp;[.E$1]&amp;[.E25]&amp;[.F$1]&amp;[.F25]&amp;[.G$1]&amp;[.G25]&amp;[.H$1]&amp;&quot;}&quot;" office:value-type="string" office:string-value="{&quot;id&quot;:24,&quot;name&quot;:&quot;cesar24&quot;,&quot;email&quot;:&quot;cesar24@gmail.com&quot;,&quot;username&quot;:&quot;usu_cesar24&quot;,&quot;password&quot;:&quot;pass_cesar2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4,"name":"cesar24","email":"cesar24@gmail.com","username":"usu_cesar24","password":"pass_cesar2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5]+1" office:value-type="float" office:value="25" calcext:value-type="float">
            <text:p>25</text:p>
          </table:table-cell>
          <table:table-cell table:formula="of:=+[.B10]" office:value-type="string" office:string-value="matias" calcext:value-type="string">
            <text:p>matias</text:p>
          </table:table-cell>
          <table:table-cell table:formula="of:=+[.B26]&amp;[.A26]" office:value-type="string" office:string-value="matias25" calcext:value-type="string">
            <text:p>matias25</text:p>
          </table:table-cell>
          <table:table-cell table:formula="of:=+[.C26]&amp;&quot;@gmail.com&quot;" office:value-type="string" office:string-value="matias25@gmail.com" calcext:value-type="string">
            <text:p>matias25@gmail.com</text:p>
          </table:table-cell>
          <table:table-cell table:formula="of:=+&quot;usu_&quot;&amp;[.C26]" office:value-type="string" office:string-value="usu_matias25" calcext:value-type="string">
            <text:p>usu_matias25</text:p>
          </table:table-cell>
          <table:table-cell table:formula="of:=+&quot;pass_&quot;&amp;[.C26]" office:value-type="string" office:string-value="pass_matias25" calcext:value-type="string">
            <text:p>pass_matias2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6]&amp;[.C$1]&amp;[.C26]&amp;[.D$1]&amp;[.D26]&amp;[.E$1]&amp;[.E26]&amp;[.F$1]&amp;[.F26]&amp;[.G$1]&amp;[.G26]&amp;[.H$1]&amp;&quot;}&quot;" office:value-type="string" office:string-value="{&quot;id&quot;:25,&quot;name&quot;:&quot;matias25&quot;,&quot;email&quot;:&quot;matias25@gmail.com&quot;,&quot;username&quot;:&quot;usu_matias25&quot;,&quot;password&quot;:&quot;pass_matias2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5,"name":"matias25","email":"matias25@gmail.com","username":"usu_matias25","password":"pass_matias2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6]+1" office:value-type="float" office:value="26" calcext:value-type="float">
            <text:p>26</text:p>
          </table:table-cell>
          <table:table-cell table:formula="of:=+[.B11]" office:value-type="string" office:string-value="luis" calcext:value-type="string">
            <text:p>luis</text:p>
          </table:table-cell>
          <table:table-cell table:formula="of:=+[.B27]&amp;[.A27]" office:value-type="string" office:string-value="luis26" calcext:value-type="string">
            <text:p>luis26</text:p>
          </table:table-cell>
          <table:table-cell table:formula="of:=+[.C27]&amp;&quot;@gmail.com&quot;" office:value-type="string" office:string-value="luis26@gmail.com" calcext:value-type="string">
            <text:p>luis26@gmail.com</text:p>
          </table:table-cell>
          <table:table-cell table:formula="of:=+&quot;usu_&quot;&amp;[.C27]" office:value-type="string" office:string-value="usu_luis26" calcext:value-type="string">
            <text:p>usu_luis26</text:p>
          </table:table-cell>
          <table:table-cell table:formula="of:=+&quot;pass_&quot;&amp;[.C27]" office:value-type="string" office:string-value="pass_luis26" calcext:value-type="string">
            <text:p>pass_luis2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7]&amp;[.C$1]&amp;[.C27]&amp;[.D$1]&amp;[.D27]&amp;[.E$1]&amp;[.E27]&amp;[.F$1]&amp;[.F27]&amp;[.G$1]&amp;[.G27]&amp;[.H$1]&amp;&quot;}&quot;" office:value-type="string" office:string-value="{&quot;id&quot;:26,&quot;name&quot;:&quot;luis26&quot;,&quot;email&quot;:&quot;luis26@gmail.com&quot;,&quot;username&quot;:&quot;usu_luis26&quot;,&quot;password&quot;:&quot;pass_luis2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6,"name":"luis26","email":"luis26@gmail.com","username":"usu_luis26","password":"pass_luis26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7]+1" office:value-type="float" office:value="27" calcext:value-type="float">
            <text:p>27</text:p>
          </table:table-cell>
          <table:table-cell table:formula="of:=+[.B12]" office:value-type="string" office:string-value="alicia" calcext:value-type="string">
            <text:p>alicia</text:p>
          </table:table-cell>
          <table:table-cell table:formula="of:=+[.B28]&amp;[.A28]" office:value-type="string" office:string-value="alicia27" calcext:value-type="string">
            <text:p>alicia27</text:p>
          </table:table-cell>
          <table:table-cell table:formula="of:=+[.C28]&amp;&quot;@gmail.com&quot;" office:value-type="string" office:string-value="alicia27@gmail.com" calcext:value-type="string">
            <text:p>alicia27@gmail.com</text:p>
          </table:table-cell>
          <table:table-cell table:formula="of:=+&quot;usu_&quot;&amp;[.C28]" office:value-type="string" office:string-value="usu_alicia27" calcext:value-type="string">
            <text:p>usu_alicia27</text:p>
          </table:table-cell>
          <table:table-cell table:formula="of:=+&quot;pass_&quot;&amp;[.C28]" office:value-type="string" office:string-value="pass_alicia27" calcext:value-type="string">
            <text:p>pass_alicia2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8]&amp;[.C$1]&amp;[.C28]&amp;[.D$1]&amp;[.D28]&amp;[.E$1]&amp;[.E28]&amp;[.F$1]&amp;[.F28]&amp;[.G$1]&amp;[.G28]&amp;[.H$1]&amp;&quot;}&quot;" office:value-type="string" office:string-value="{&quot;id&quot;:27,&quot;name&quot;:&quot;alicia27&quot;,&quot;email&quot;:&quot;alicia27@gmail.com&quot;,&quot;username&quot;:&quot;usu_alicia27&quot;,&quot;password&quot;:&quot;pass_alicia27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7,"name":"alicia27","email":"alicia27@gmail.com","username":"usu_alicia27","password":"pass_alicia27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8]+1" office:value-type="float" office:value="28" calcext:value-type="float">
            <text:p>28</text:p>
          </table:table-cell>
          <table:table-cell table:formula="of:=+[.B13]" office:value-type="string" office:string-value="mario" calcext:value-type="string">
            <text:p>mario</text:p>
          </table:table-cell>
          <table:table-cell table:formula="of:=+[.B29]&amp;[.A29]" office:value-type="string" office:string-value="mario28" calcext:value-type="string">
            <text:p>mario28</text:p>
          </table:table-cell>
          <table:table-cell table:formula="of:=+[.C29]&amp;&quot;@gmail.com&quot;" office:value-type="string" office:string-value="mario28@gmail.com" calcext:value-type="string">
            <text:p>mario28@gmail.com</text:p>
          </table:table-cell>
          <table:table-cell table:formula="of:=+&quot;usu_&quot;&amp;[.C29]" office:value-type="string" office:string-value="usu_mario28" calcext:value-type="string">
            <text:p>usu_mario28</text:p>
          </table:table-cell>
          <table:table-cell table:formula="of:=+&quot;pass_&quot;&amp;[.C29]" office:value-type="string" office:string-value="pass_mario28" calcext:value-type="string">
            <text:p>pass_mario2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9]&amp;[.C$1]&amp;[.C29]&amp;[.D$1]&amp;[.D29]&amp;[.E$1]&amp;[.E29]&amp;[.F$1]&amp;[.F29]&amp;[.G$1]&amp;[.G29]&amp;[.H$1]&amp;&quot;}&quot;" office:value-type="string" office:string-value="{&quot;id&quot;:28,&quot;name&quot;:&quot;mario28&quot;,&quot;email&quot;:&quot;mario28@gmail.com&quot;,&quot;username&quot;:&quot;usu_mario28&quot;,&quot;password&quot;:&quot;pass_mario28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8,"name":"mario28","email":"mario28@gmail.com","username":"usu_mario28","password":"pass_mario28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29]+1" office:value-type="float" office:value="29" calcext:value-type="float">
            <text:p>29</text:p>
          </table:table-cell>
          <table:table-cell table:formula="of:=+[.B14]" office:value-type="string" office:string-value="roberto" calcext:value-type="string">
            <text:p>roberto</text:p>
          </table:table-cell>
          <table:table-cell table:formula="of:=+[.B30]&amp;[.A30]" office:value-type="string" office:string-value="roberto29" calcext:value-type="string">
            <text:p>roberto29</text:p>
          </table:table-cell>
          <table:table-cell table:formula="of:=+[.C30]&amp;&quot;@gmail.com&quot;" office:value-type="string" office:string-value="roberto29@gmail.com" calcext:value-type="string">
            <text:p>roberto29@gmail.com</text:p>
          </table:table-cell>
          <table:table-cell table:formula="of:=+&quot;usu_&quot;&amp;[.C30]" office:value-type="string" office:string-value="usu_roberto29" calcext:value-type="string">
            <text:p>usu_roberto29</text:p>
          </table:table-cell>
          <table:table-cell table:formula="of:=+&quot;pass_&quot;&amp;[.C30]" office:value-type="string" office:string-value="pass_roberto29" calcext:value-type="string">
            <text:p>pass_roberto2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0]&amp;[.C$1]&amp;[.C30]&amp;[.D$1]&amp;[.D30]&amp;[.E$1]&amp;[.E30]&amp;[.F$1]&amp;[.F30]&amp;[.G$1]&amp;[.G30]&amp;[.H$1]&amp;&quot;}&quot;" office:value-type="string" office:string-value="{&quot;id&quot;:29,&quot;name&quot;:&quot;roberto29&quot;,&quot;email&quot;:&quot;roberto29@gmail.com&quot;,&quot;username&quot;:&quot;usu_roberto29&quot;,&quot;password&quot;:&quot;pass_roberto29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29,"name":"roberto29","email":"roberto29@gmail.com","username":"usu_roberto29","password":"pass_roberto29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0]+1" office:value-type="float" office:value="30" calcext:value-type="float">
            <text:p>30</text:p>
          </table:table-cell>
          <table:table-cell table:formula="of:=+[.B15]" office:value-type="string" office:string-value="domingo" calcext:value-type="string">
            <text:p>domingo</text:p>
          </table:table-cell>
          <table:table-cell table:formula="of:=+[.B31]&amp;[.A31]" office:value-type="string" office:string-value="domingo30" calcext:value-type="string">
            <text:p>domingo30</text:p>
          </table:table-cell>
          <table:table-cell table:formula="of:=+[.C31]&amp;&quot;@gmail.com&quot;" office:value-type="string" office:string-value="domingo30@gmail.com" calcext:value-type="string">
            <text:p>domingo30@gmail.com</text:p>
          </table:table-cell>
          <table:table-cell table:formula="of:=+&quot;usu_&quot;&amp;[.C31]" office:value-type="string" office:string-value="usu_domingo30" calcext:value-type="string">
            <text:p>usu_domingo30</text:p>
          </table:table-cell>
          <table:table-cell table:formula="of:=+&quot;pass_&quot;&amp;[.C31]" office:value-type="string" office:string-value="pass_domingo30" calcext:value-type="string">
            <text:p>pass_domingo3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1]&amp;[.C$1]&amp;[.C31]&amp;[.D$1]&amp;[.D31]&amp;[.E$1]&amp;[.E31]&amp;[.F$1]&amp;[.F31]&amp;[.G$1]&amp;[.G31]&amp;[.H$1]&amp;&quot;}&quot;" office:value-type="string" office:string-value="{&quot;id&quot;:30,&quot;name&quot;:&quot;domingo30&quot;,&quot;email&quot;:&quot;domingo30@gmail.com&quot;,&quot;username&quot;:&quot;usu_domingo30&quot;,&quot;password&quot;:&quot;pass_domingo30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0,"name":"domingo30","email":"domingo30@gmail.com","username":"usu_domingo30","password":"pass_domingo30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1]+1" office:value-type="float" office:value="31" calcext:value-type="float">
            <text:p>31</text:p>
          </table:table-cell>
          <table:table-cell table:formula="of:=+[.B16]" office:value-type="string" office:string-value="cristina" calcext:value-type="string">
            <text:p>cristina</text:p>
          </table:table-cell>
          <table:table-cell table:formula="of:=+[.B32]&amp;[.A32]" office:value-type="string" office:string-value="cristina31" calcext:value-type="string">
            <text:p>cristina31</text:p>
          </table:table-cell>
          <table:table-cell table:formula="of:=+[.C32]&amp;&quot;@gmail.com&quot;" office:value-type="string" office:string-value="cristina31@gmail.com" calcext:value-type="string">
            <text:p>cristina31@gmail.com</text:p>
          </table:table-cell>
          <table:table-cell table:formula="of:=+&quot;usu_&quot;&amp;[.C32]" office:value-type="string" office:string-value="usu_cristina31" calcext:value-type="string">
            <text:p>usu_cristina31</text:p>
          </table:table-cell>
          <table:table-cell table:formula="of:=+&quot;pass_&quot;&amp;[.C32]" office:value-type="string" office:string-value="pass_cristina31" calcext:value-type="string">
            <text:p>pass_cristina3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2]&amp;[.C$1]&amp;[.C32]&amp;[.D$1]&amp;[.D32]&amp;[.E$1]&amp;[.E32]&amp;[.F$1]&amp;[.F32]&amp;[.G$1]&amp;[.G32]&amp;[.H$1]&amp;&quot;}&quot;" office:value-type="string" office:string-value="{&quot;id&quot;:31,&quot;name&quot;:&quot;cristina31&quot;,&quot;email&quot;:&quot;cristina31@gmail.com&quot;,&quot;username&quot;:&quot;usu_cristina31&quot;,&quot;password&quot;:&quot;pass_cristina31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1,"name":"cristina31","email":"cristina31@gmail.com","username":"usu_cristina31","password":"pass_cristina31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2]+1" office:value-type="float" office:value="32" calcext:value-type="float">
            <text:p>32</text:p>
          </table:table-cell>
          <table:table-cell table:formula="of:=+[.B17]" office:value-type="string" office:string-value="susana" calcext:value-type="string">
            <text:p>susana</text:p>
          </table:table-cell>
          <table:table-cell table:formula="of:=+[.B33]&amp;[.A33]" office:value-type="string" office:string-value="susana32" calcext:value-type="string">
            <text:p>susana32</text:p>
          </table:table-cell>
          <table:table-cell table:formula="of:=+[.C33]&amp;&quot;@gmail.com&quot;" office:value-type="string" office:string-value="susana32@gmail.com" calcext:value-type="string">
            <text:p>susana32@gmail.com</text:p>
          </table:table-cell>
          <table:table-cell table:formula="of:=+&quot;usu_&quot;&amp;[.C33]" office:value-type="string" office:string-value="usu_susana32" calcext:value-type="string">
            <text:p>usu_susana32</text:p>
          </table:table-cell>
          <table:table-cell table:formula="of:=+&quot;pass_&quot;&amp;[.C33]" office:value-type="string" office:string-value="pass_susana32" calcext:value-type="string">
            <text:p>pass_susana3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3]&amp;[.C$1]&amp;[.C33]&amp;[.D$1]&amp;[.D33]&amp;[.E$1]&amp;[.E33]&amp;[.F$1]&amp;[.F33]&amp;[.G$1]&amp;[.G33]&amp;[.H$1]&amp;&quot;}&quot;" office:value-type="string" office:string-value="{&quot;id&quot;:32,&quot;name&quot;:&quot;susana32&quot;,&quot;email&quot;:&quot;susana32@gmail.com&quot;,&quot;username&quot;:&quot;usu_susana32&quot;,&quot;password&quot;:&quot;pass_susana32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2,"name":"susana32","email":"susana32@gmail.com","username":"usu_susana32","password":"pass_susana32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3]+1" office:value-type="float" office:value="33" calcext:value-type="float">
            <text:p>33</text:p>
          </table:table-cell>
          <table:table-cell table:formula="of:=+[.B18]" office:value-type="string" office:string-value="ana" calcext:value-type="string">
            <text:p>ana</text:p>
          </table:table-cell>
          <table:table-cell table:formula="of:=+[.B34]&amp;[.A34]" office:value-type="string" office:string-value="ana33" calcext:value-type="string">
            <text:p>ana33</text:p>
          </table:table-cell>
          <table:table-cell table:formula="of:=+[.C34]&amp;&quot;@gmail.com&quot;" office:value-type="string" office:string-value="ana33@gmail.com" calcext:value-type="string">
            <text:p>ana33@gmail.com</text:p>
          </table:table-cell>
          <table:table-cell table:formula="of:=+&quot;usu_&quot;&amp;[.C34]" office:value-type="string" office:string-value="usu_ana33" calcext:value-type="string">
            <text:p>usu_ana33</text:p>
          </table:table-cell>
          <table:table-cell table:formula="of:=+&quot;pass_&quot;&amp;[.C34]" office:value-type="string" office:string-value="pass_ana33" calcext:value-type="string">
            <text:p>pass_ana3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4]&amp;[.C$1]&amp;[.C34]&amp;[.D$1]&amp;[.D34]&amp;[.E$1]&amp;[.E34]&amp;[.F$1]&amp;[.F34]&amp;[.G$1]&amp;[.G34]&amp;[.H$1]&amp;&quot;}&quot;" office:value-type="string" office:string-value="{&quot;id&quot;:33,&quot;name&quot;:&quot;ana33&quot;,&quot;email&quot;:&quot;ana33@gmail.com&quot;,&quot;username&quot;:&quot;usu_ana33&quot;,&quot;password&quot;:&quot;pass_ana33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3,"name":"ana33","email":"ana33@gmail.com","username":"usu_ana33","password":"pass_ana33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4]+1" office:value-type="float" office:value="34" calcext:value-type="float">
            <text:p>34</text:p>
          </table:table-cell>
          <table:table-cell table:formula="of:=+[.B19]" office:value-type="string" office:string-value="clara" calcext:value-type="string">
            <text:p>clara</text:p>
          </table:table-cell>
          <table:table-cell table:formula="of:=+[.B35]&amp;[.A35]" office:value-type="string" office:string-value="clara34" calcext:value-type="string">
            <text:p>clara34</text:p>
          </table:table-cell>
          <table:table-cell table:formula="of:=+[.C35]&amp;&quot;@gmail.com&quot;" office:value-type="string" office:string-value="clara34@gmail.com" calcext:value-type="string">
            <text:p>clara34@gmail.com</text:p>
          </table:table-cell>
          <table:table-cell table:formula="of:=+&quot;usu_&quot;&amp;[.C35]" office:value-type="string" office:string-value="usu_clara34" calcext:value-type="string">
            <text:p>usu_clara34</text:p>
          </table:table-cell>
          <table:table-cell table:formula="of:=+&quot;pass_&quot;&amp;[.C35]" office:value-type="string" office:string-value="pass_clara34" calcext:value-type="string">
            <text:p>pass_clara3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5]&amp;[.C$1]&amp;[.C35]&amp;[.D$1]&amp;[.D35]&amp;[.E$1]&amp;[.E35]&amp;[.F$1]&amp;[.F35]&amp;[.G$1]&amp;[.G35]&amp;[.H$1]&amp;&quot;}&quot;" office:value-type="string" office:string-value="{&quot;id&quot;:34,&quot;name&quot;:&quot;clara34&quot;,&quot;email&quot;:&quot;clara34@gmail.com&quot;,&quot;username&quot;:&quot;usu_clara34&quot;,&quot;password&quot;:&quot;pass_clara34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4,"name":"clara34","email":"clara34@gmail.com","username":"usu_clara34","password":"pass_clara34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5]+1" office:value-type="float" office:value="35" calcext:value-type="float">
            <text:p>35</text:p>
          </table:table-cell>
          <table:table-cell table:formula="of:=+[.B20]" office:value-type="string" office:string-value="ema" calcext:value-type="string">
            <text:p>ema</text:p>
          </table:table-cell>
          <table:table-cell table:formula="of:=+[.B36]&amp;[.A36]" office:value-type="string" office:string-value="ema35" calcext:value-type="string">
            <text:p>ema35</text:p>
          </table:table-cell>
          <table:table-cell table:formula="of:=+[.C36]&amp;&quot;@gmail.com&quot;" office:value-type="string" office:string-value="ema35@gmail.com" calcext:value-type="string">
            <text:p>ema35@gmail.com</text:p>
          </table:table-cell>
          <table:table-cell table:formula="of:=+&quot;usu_&quot;&amp;[.C36]" office:value-type="string" office:string-value="usu_ema35" calcext:value-type="string">
            <text:p>usu_ema35</text:p>
          </table:table-cell>
          <table:table-cell table:formula="of:=+&quot;pass_&quot;&amp;[.C36]" office:value-type="string" office:string-value="pass_ema35" calcext:value-type="string">
            <text:p>pass_ema3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6]&amp;[.C$1]&amp;[.C36]&amp;[.D$1]&amp;[.D36]&amp;[.E$1]&amp;[.E36]&amp;[.F$1]&amp;[.F36]&amp;[.G$1]&amp;[.G36]&amp;[.H$1]&amp;&quot;}&quot;" office:value-type="string" office:string-value="{&quot;id&quot;:35,&quot;name&quot;:&quot;ema35&quot;,&quot;email&quot;:&quot;ema35@gmail.com&quot;,&quot;username&quot;:&quot;usu_ema35&quot;,&quot;password&quot;:&quot;pass_ema35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5,"name":"ema35","email":"ema35@gmail.com","username":"usu_ema35","password":"pass_ema35","dateOfBirth":"2022-04-11T23:15:37.428+00:00","active":true,"score":0,"dateOfAdmission": "2022-04-11T23:15:37.428+00:00","free": true,"numberOfSuccess":1}</text:p>
          </table:table-cell>
        </table:table-row>
        <table:table-row table:style-name="ro2">
          <table:table-cell table:formula="of:=+[.A36]+1" office:value-type="float" office:value="36" calcext:value-type="float">
            <text:p>36</text:p>
          </table:table-cell>
          <table:table-cell table:formula="of:=+[.B21]" office:value-type="string" office:string-value="lucia" calcext:value-type="string">
            <text:p>lucia</text:p>
          </table:table-cell>
          <table:table-cell table:formula="of:=+[.B37]&amp;[.A37]" office:value-type="string" office:string-value="lucia36" calcext:value-type="string">
            <text:p>lucia36</text:p>
          </table:table-cell>
          <table:table-cell table:formula="of:=+[.C37]&amp;&quot;@gmail.com&quot;" office:value-type="string" office:string-value="lucia36@gmail.com" calcext:value-type="string">
            <text:p>lucia36@gmail.com</text:p>
          </table:table-cell>
          <table:table-cell table:formula="of:=+&quot;usu_&quot;&amp;[.C37]" office:value-type="string" office:string-value="usu_lucia36" calcext:value-type="string">
            <text:p>usu_lucia36</text:p>
          </table:table-cell>
          <table:table-cell table:formula="of:=+&quot;pass_&quot;&amp;[.C37]" office:value-type="string" office:string-value="pass_lucia36" calcext:value-type="string">
            <text:p>pass_lucia3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7]&amp;[.C$1]&amp;[.C37]&amp;[.D$1]&amp;[.D37]&amp;[.E$1]&amp;[.E37]&amp;[.F$1]&amp;[.F37]&amp;[.G$1]&amp;[.G37]&amp;[.H$1]&amp;&quot;}&quot;" office:value-type="string" office:string-value="{&quot;id&quot;:36,&quot;name&quot;:&quot;lucia36&quot;,&quot;email&quot;:&quot;lucia36@gmail.com&quot;,&quot;username&quot;:&quot;usu_lucia36&quot;,&quot;password&quot;:&quot;pass_lucia36&quot;,&quot;dateOfBirth&quot;:&quot;2022-04-11T23:15:37.428+00:00&quot;,&quot;active&quot;:true,&quot;score&quot;:0,&quot;dateOfAdmission&quot;: &quot;2022-04-11T23:15:37.428+00:00&quot;,&quot;free&quot;: true,&quot;numberOfSuccess&quot;:1}" calcext:value-type="string">
            <text:p>{"id":36,"name":"lucia36","email":"lucia36@gmail.com","username":"usu_lucia36","password":"pass_lucia36","dateOfBirth":"2022-04-11T23:15:37.428+00:00","active":true,"score":0,"dateOfAdmission": "2022-04-11T23:15:37.428+00:00","free": true,"numberOfSuccess":1}</text:p>
          </table:table-cell>
        </table:table-row>
      </table:table>
      <table:table table:name="order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number":"</text:p>
          </table:table-cell>
          <table:table-cell office:value-type="string" calcext:value-type="string">
            <text:p>","comments":"</text:p>
          </table:table-cell>
          <table:table-cell office:value-type="string" calcext:value-type="string">
            <text:p>","dateOfOrder":</text:p>
          </table:table-cell>
          <table:table-cell office:value-type="string" calcext:value-type="string">
            <text:p>,"cancelledByClient":"</text:p>
          </table:table-cell>
          <table:table-cell office:value-type="string" calcext:value-type="string">
            <text:p>","State":</text:p>
          </table:table-cell>
          <table:table-cell office:value-type="string" calcext:value-type="string">
            <text:p>","stateStartDate":</text:p>
          </table:table-cell>
          <table:table-cell office:value-type="string" calcext:value-type="string">
            <text:p>,"commentary":</text:p>
          </table:table-cell>
          <table:table-cell office:value-type="string" calcext:value-type="string">
            <text:p>","score":</text:p>
          </table:table-cell>
          <table:table-cell office:value-type="string" calcext:value-type="string">
            <text:p>","totalPrice":</text:p>
          </table:table-cell>
          <table:table-cell office:value-type="string" calcext:value-type="string">
            <text:p>","id_address":</text:p>
          </table:table-cell>
          <table:table-cell office:value-type="string" calcext:value-type="string">
            <text:p>","id_client":</text:p>
          </table:table-cell>
          <table:table-cell office:value-type="string" calcext:value-type="string">
            <text:p>","id_deliveryMan":</text:p>
          </table:table-cell>
          <table:table-cell office:value-type="string" calcext:value-type="string">
            <text:p>","id_order":</text:p>
          </table:table-cell>
          <table:table-cell office:value-type="string" calcext:value-type="string">
            <text:p>","id_supplier":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imer orden</text:p>
          </table:table-cell>
          <table:table-cell table:style-name="ce1" office:value-type="string" calcext:value-type="string">
            <text:p>"2022-04-11T23:15:37.428+00:00"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"2022-04-11T23:15:37.428+00:00"</text:p>
          </table:table-cell>
          <table:table-cell table:style-name="ce1" office:value-type="string" calcext:value-type="string">
            <text:p>que llegue caliente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500.5" calcext:value-type="float">
            <text:p>1500.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2" table:formula="of:=&quot;{&quot;&amp;[.A$1]&amp;[.A2]&amp;[.B$1]&amp;[.B2]&amp;[.C$1]&amp;[.C2]&amp;[.D$1]&amp;[.D2]&amp;[.E$1]&amp;[.E2]&amp;[.F$1]&amp;[.F2]&amp;[.P$1]&amp;[.G$1]&amp;[.G2]&amp;[.H$1]&amp;[.H2]&amp;[.I$1]&amp;[.I2]&amp;[.J$1]&amp;[.J2]&amp;[.K$1]&amp;[.K2]&amp;[.L$1]&amp;[.L2]&amp;[.M$1]&amp;[.M2]&amp;[.N$1]&amp;[.N2]&amp;[.O$1]&amp;[.O2]&amp;&quot;}&quot;" office:value-type="string" office:string-value="{&quot;id&quot;:3,&quot;number&quot;:&quot;1000&quot;,&quot;comments&quot;:&quot;primer orden&quot;,&quot;dateOfOrder&quot;:&quot;2022-04-11T23:15:37.428+00:00&quot;,&quot;cancelledByClient&quot;:&quot;0&quot;,&quot;State&quot;:pending&quot;,&quot;stateStartDate&quot;:&quot;2022-04-11T23:15:37.428+00:00&quot;,&quot;commentary&quot;:que llegue caliente&quot;,&quot;score&quot;:9.5&quot;,&quot;totalPrice&quot;:1500.5&quot;,&quot;id_address&quot;:1&quot;,&quot;id_client&quot;:1&quot;,&quot;id_deliveryMan&quot;:1&quot;,&quot;id_order&quot;:1&quot;,&quot;id_supplier&quot;:1}" calcext:value-type="string">
            <text:p>{"id":3,"number":"1000","comments":"primer orden","dateOfOrder":"2022-04-11T23:15:37.428+00:00","cancelledByClient":"0","State":pending","stateStartDate":"2022-04-11T23:15:37.428+00:00","commentary":que llegue caliente","score":9.5","totalPrice":1500.5","id_address":1","id_client":1","id_deliveryMan":1","id_order":1","id_supplier":1}</text:p>
          </table:table-cell>
          <table:table-cell table:style-name="ce2" table:number-columns-repeated="3"/>
        </table:table-row>
      </table:table>
      <table:table table:name="addres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address":"</text:p>
          </table:table-cell>
          <table:table-cell office:value-type="string" calcext:value-type="string">
            <text:p>","apartment":"</text:p>
          </table:table-cell>
          <table:table-cell office:value-type="string" calcext:value-type="string">
            <text:p>","coordx":</text:p>
          </table:table-cell>
          <table:table-cell office:value-type="string" calcext:value-type="string">
            <text:p>","coordy":</text:p>
          </table:table-cell>
          <table:table-cell office:value-type="string" calcext:value-type="string">
            <text:p>","description":</text:p>
          </table:table-cell>
          <table:table-cell office:value-type="string" calcext:value-type="string">
            <text:p>","name":</text:p>
          </table:table-cell>
          <table:table-cell office:value-type="string" calcext:value-type="string">
            <text:p>,"commentary":</text:p>
          </table:table-cell>
          <table:table-cell office:value-type="string" calcext:value-type="string">
            <text:p>","id_client":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alle 50 39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 Office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que llegue caliente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&quot;{&quot;&amp;[.A$1]&amp;[.A2]&amp;[.B$1]&amp;[.B2]&amp;[.C$1]&amp;[.C2]&amp;[.D$1]&amp;[.D2]&amp;[.E$1]&amp;[.E2]&amp;[.F$1]&amp;[.F2]&amp;[.J$1]&amp;[.G$1]&amp;[.G2]&amp;[.H$1]&amp;[.H2]&amp;[.I$1]&amp;[.I2]&amp;&quot;}&quot;" office:value-type="string" office:string-value="{&quot;id&quot;:1,&quot;address&quot;:&quot;Calle 50 394&quot;,&quot;apartment&quot;:&quot;4&quot;,&quot;coordx&quot;:1&quot;,&quot;coordy&quot;:1&quot;,&quot;description&quot;:La Office&quot;,&quot;name&quot;:Trabajo,&quot;commentary&quot;:que llegue caliente&quot;,&quot;id_client&quot;:1}" calcext:value-type="string">
            <text:p>{"id":1,"address":"Calle 50 394","apartment":"4","coordx":1","coordy":1","description":La Office","name":Trabajo,"commentary":que llegue caliente","id_client":1}</text:p>
          </table:table-cell>
          <table:table-cell table:style-name="ce2" table:number-columns-repeated="3"/>
        </table:table-row>
      </table:table>
      <table:table table:name="supplier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address":"</text:p>
          </table:table-cell>
          <table:table-cell office:value-type="string" calcext:value-type="string">
            <text:p>","coordx":</text:p>
          </table:table-cell>
          <table:table-cell office:value-type="string" calcext:value-type="string">
            <text:p>","coordy":</text:p>
          </table:table-cell>
          <table:table-cell office:value-type="string" calcext:value-type="string">
            <text:p>","cuil":</text:p>
          </table:table-cell>
          <table:table-cell office:value-type="string" calcext:value-type="string">
            <text:p>","name":</text:p>
          </table:table-cell>
          <table:table-cell office:value-type="string" calcext:value-type="string">
            <text:p>","qualificationOfUsers":</text:p>
          </table:table-cell>
          <table:table-cell office:value-type="string" calcext:value-type="string">
            <text:p>","id_supplier_type":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amino al engorde sin númer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100000002" calcext:value-type="float">
            <text:p>20100000002</text:p>
          </table:table-cell>
          <table:table-cell table:style-name="ce1" office:value-type="string" calcext:value-type="string">
            <text:p>Lo del Gordo Pocho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table:formula="of:=&quot;{&quot;&amp;[.A$1]&amp;[.A2]&amp;[.B$1]&amp;[.B2]&amp;[.C$1]&amp;[.C2]&amp;[.D$1]&amp;[.D2]&amp;[.E$1]&amp;[.E2]&amp;[.F$1]&amp;[.F2]&amp;[.J$1]&amp;[.G$1]&amp;[.G2]&amp;[.H$1]&amp;[.H2]&amp;[.I$1]&amp;[.I2]&amp;&quot;}&quot;" office:value-type="string" office:string-value="{&quot;id&quot;:1,&quot;address&quot;:&quot;camino al engorde sin número&quot;,&quot;coordx&quot;:1&quot;,&quot;coordy&quot;:1&quot;,&quot;cuil&quot;:20100000002&quot;,&quot;name&quot;:Lo del Gordo Pocho&quot;,&quot;qualificationOfUsers&quot;:9.5&quot;,&quot;id_supplier_type&quot;:1}" calcext:value-type="string">
            <text:p>{"id":1,"address":"camino al engorde sin número","coordx":1","coordy":1","cuil":20100000002","name":Lo del Gordo Pocho","qualificationOfUsers":9.5","id_supplier_type":1}</text:p>
          </table:table-cell>
          <table:table-cell table:style-name="ce2" table:number-columns-repeated="3"/>
        </table:table-row>
      </table:table>
      <table:table table:name="supplier_typ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id":</text:p>
          </table:table-cell>
          <table:table-cell office:value-type="string" calcext:value-type="string">
            <text:p>,"description":"</text:p>
          </table:table-cell>
          <table:table-cell office:value-type="string" calcext:value-type="string">
            <text:p>","name":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omida regional. Carne asada a las brasas</text:p>
          </table:table-cell>
          <table:table-cell table:style-name="ce1" office:value-type="string" calcext:value-type="string">
            <text:p>Asado a la estaca</text:p>
          </table:table-cell>
          <table:table-cell table:style-name="ce1"/>
          <table:table-cell table:style-name="ce2" table:formula="of:=&quot;{&quot;&amp;[.A$1]&amp;[.A2]&amp;[.B$1]&amp;[.B2]&amp;[.C$1]&amp;[.C$2]&amp;[.D$1]&amp;&quot;}&quot;" office:value-type="string" office:string-value="{&quot;id&quot;:1,&quot;description&quot;:&quot;Comida regional. Carne asada a las brasas&quot;,&quot;name&quot;:Asado a la estaca}" calcext:value-type="string">
            <text:p>{"id":1,"description":"Comida regional. Carne asada a las brasas","name":Asado a la estaca}</text:p>
          </table:table-cell>
          <table:table-cell table:style-name="ce2" table:number-columns-repeated="3"/>
        </table:table-row>
      </table:table>
      <table:table table:name="products" table:style-name="ta1">
        <table:table-column table:style-name="co1" table:default-cell-style-name="Default"/>
        <table:table-row table:style-name="ro1">
          <table:table-cell/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"id":</text:p>
          </table:table-cell>
          <table:table-cell/>
          <table:table-cell office:value-type="string" calcext:value-type="string">
            <text:p>,"name":"</text:p>
          </table:table-cell>
          <table:table-cell office:value-type="string" calcext:value-type="string">
            <text:p>","email":"</text:p>
          </table:table-cell>
          <table:table-cell office:value-type="string" calcext:value-type="string">
            <text:p>","username":"</text:p>
          </table:table-cell>
          <table:table-cell office:value-type="string" calcext:value-type="string">
            <text:p>","password":"</text:p>
          </table:table-cell>
          <table:table-cell table:style-name="Default" office:value-type="string" calcext:value-type="string">
            <text:p>","dateOfBirth":</text:p>
          </table:table-cell>
          <table:table-cell table:style-name="Default" office:value-type="string" calcext:value-type="string">
            <text:p>,"active":true,"score":0,"dateOfRegister": "2022-04-11T23:15:37.428+00:00"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+&quot;ana&quot;" office:value-type="string" office:string-value="ana" calcext:value-type="string">
            <text:p>ana</text:p>
          </table:table-cell>
          <table:table-cell table:formula="of:=+[.B2]&amp;[.A2]" office:value-type="string" office:string-value="ana1" calcext:value-type="string">
            <text:p>ana1</text:p>
          </table:table-cell>
          <table:table-cell table:formula="of:=+[.C2]&amp;&quot;@gmail.com&quot;" office:value-type="string" office:string-value="ana1@gmail.com" calcext:value-type="string">
            <text:p>ana1@gmail.com</text:p>
          </table:table-cell>
          <table:table-cell table:formula="of:=+&quot;usu_&quot;&amp;[.C2]" office:value-type="string" office:string-value="usu_ana1" calcext:value-type="string">
            <text:p>usu_ana1</text:p>
          </table:table-cell>
          <table:table-cell table:formula="of:=+&quot;pass_&quot;&amp;[.C2]" office:value-type="string" office:string-value="pass_ana1" calcext:value-type="string">
            <text:p>pass_ana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]&amp;[.C$1]&amp;[.C2]&amp;[.D$1]&amp;[.D2]&amp;[.E$1]&amp;[.E2]&amp;[.F$1]&amp;[.F2]&amp;[.G$1]&amp;[.G2]&amp;[.H$1]&amp;&quot;}&quot;" office:value-type="string" office:string-value="{&quot;id&quot;:1,&quot;name&quot;:&quot;ana1&quot;,&quot;email&quot;:&quot;ana1@gmail.com&quot;,&quot;username&quot;:&quot;usu_ana1&quot;,&quot;password&quot;:&quot;pass_ana1&quot;,&quot;dateOfBirth&quot;:&quot;2022-04-11T23:15:37.428+00:00&quot;,&quot;active&quot;:true,&quot;score&quot;:0,&quot;dateOfRegister&quot;: &quot;2022-04-11T23:15:37.428+00:00&quot;}" calcext:value-type="string">
            <text:p>{"id":1,"name":"ana1","email":"ana1@gmail.com","username":"usu_ana1","password":"pass_ana1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]+1" office:value-type="float" office:value="2" calcext:value-type="float">
            <text:p>2</text:p>
          </table:table-cell>
          <table:table-cell office:value-type="string" calcext:value-type="string">
            <text:p>clara</text:p>
          </table:table-cell>
          <table:table-cell table:formula="of:=+[.B3]&amp;[.A3]" office:value-type="string" office:string-value="clara2" calcext:value-type="string">
            <text:p>clara2</text:p>
          </table:table-cell>
          <table:table-cell table:formula="of:=+[.C3]&amp;&quot;@gmail.com&quot;" office:value-type="string" office:string-value="clara2@gmail.com" calcext:value-type="string">
            <text:p>clara2@gmail.com</text:p>
          </table:table-cell>
          <table:table-cell table:formula="of:=+&quot;usu_&quot;&amp;[.C3]" office:value-type="string" office:string-value="usu_clara2" calcext:value-type="string">
            <text:p>usu_clara2</text:p>
          </table:table-cell>
          <table:table-cell table:formula="of:=+&quot;pass_&quot;&amp;[.C3]" office:value-type="string" office:string-value="pass_clara2" calcext:value-type="string">
            <text:p>pass_clara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]&amp;[.C$1]&amp;[.C3]&amp;[.D$1]&amp;[.D3]&amp;[.E$1]&amp;[.E3]&amp;[.F$1]&amp;[.F3]&amp;[.G$1]&amp;[.G3]&amp;[.H$1]&amp;&quot;}&quot;" office:value-type="string" office:string-value="{&quot;id&quot;:2,&quot;name&quot;:&quot;clara2&quot;,&quot;email&quot;:&quot;clara2@gmail.com&quot;,&quot;username&quot;:&quot;usu_clara2&quot;,&quot;password&quot;:&quot;pass_clara2&quot;,&quot;dateOfBirth&quot;:&quot;2022-04-11T23:15:37.428+00:00&quot;,&quot;active&quot;:true,&quot;score&quot;:0,&quot;dateOfRegister&quot;: &quot;2022-04-11T23:15:37.428+00:00&quot;}" calcext:value-type="string">
            <text:p>{"id":2,"name":"clara2","email":"clara2@gmail.com","username":"usu_clara2","password":"pass_clara2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]+1" office:value-type="float" office:value="3" calcext:value-type="float">
            <text:p>3</text:p>
          </table:table-cell>
          <table:table-cell office:value-type="string" calcext:value-type="string">
            <text:p>ema</text:p>
          </table:table-cell>
          <table:table-cell table:formula="of:=+[.B4]&amp;[.A4]" office:value-type="string" office:string-value="ema3" calcext:value-type="string">
            <text:p>ema3</text:p>
          </table:table-cell>
          <table:table-cell table:formula="of:=+[.C4]&amp;&quot;@gmail.com&quot;" office:value-type="string" office:string-value="ema3@gmail.com" calcext:value-type="string">
            <text:p>ema3@gmail.com</text:p>
          </table:table-cell>
          <table:table-cell table:formula="of:=+&quot;usu_&quot;&amp;[.C4]" office:value-type="string" office:string-value="usu_ema3" calcext:value-type="string">
            <text:p>usu_ema3</text:p>
          </table:table-cell>
          <table:table-cell table:formula="of:=+&quot;pass_&quot;&amp;[.C4]" office:value-type="string" office:string-value="pass_ema3" calcext:value-type="string">
            <text:p>pass_ema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4]&amp;[.C$1]&amp;[.C4]&amp;[.D$1]&amp;[.D4]&amp;[.E$1]&amp;[.E4]&amp;[.F$1]&amp;[.F4]&amp;[.G$1]&amp;[.G4]&amp;[.H$1]&amp;&quot;}&quot;" office:value-type="string" office:string-value="{&quot;id&quot;:3,&quot;name&quot;:&quot;ema3&quot;,&quot;email&quot;:&quot;ema3@gmail.com&quot;,&quot;username&quot;:&quot;usu_ema3&quot;,&quot;password&quot;:&quot;pass_ema3&quot;,&quot;dateOfBirth&quot;:&quot;2022-04-11T23:15:37.428+00:00&quot;,&quot;active&quot;:true,&quot;score&quot;:0,&quot;dateOfRegister&quot;: &quot;2022-04-11T23:15:37.428+00:00&quot;}" calcext:value-type="string">
            <text:p>{"id":3,"name":"ema3","email":"ema3@gmail.com","username":"usu_ema3","password":"pass_ema3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4]+1" office:value-type="float" office:value="4" calcext:value-type="float">
            <text:p>4</text:p>
          </table:table-cell>
          <table:table-cell office:value-type="string" calcext:value-type="string">
            <text:p>lucia</text:p>
          </table:table-cell>
          <table:table-cell table:formula="of:=+[.B5]&amp;[.A5]" office:value-type="string" office:string-value="lucia4" calcext:value-type="string">
            <text:p>lucia4</text:p>
          </table:table-cell>
          <table:table-cell table:formula="of:=+[.C5]&amp;&quot;@gmail.com&quot;" office:value-type="string" office:string-value="lucia4@gmail.com" calcext:value-type="string">
            <text:p>lucia4@gmail.com</text:p>
          </table:table-cell>
          <table:table-cell table:formula="of:=+&quot;usu_&quot;&amp;[.C5]" office:value-type="string" office:string-value="usu_lucia4" calcext:value-type="string">
            <text:p>usu_lucia4</text:p>
          </table:table-cell>
          <table:table-cell table:formula="of:=+&quot;pass_&quot;&amp;[.C5]" office:value-type="string" office:string-value="pass_lucia4" calcext:value-type="string">
            <text:p>pass_lucia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5]&amp;[.C$1]&amp;[.C5]&amp;[.D$1]&amp;[.D5]&amp;[.E$1]&amp;[.E5]&amp;[.F$1]&amp;[.F5]&amp;[.G$1]&amp;[.G5]&amp;[.H$1]&amp;&quot;}&quot;" office:value-type="string" office:string-value="{&quot;id&quot;:4,&quot;name&quot;:&quot;lucia4&quot;,&quot;email&quot;:&quot;lucia4@gmail.com&quot;,&quot;username&quot;:&quot;usu_lucia4&quot;,&quot;password&quot;:&quot;pass_lucia4&quot;,&quot;dateOfBirth&quot;:&quot;2022-04-11T23:15:37.428+00:00&quot;,&quot;active&quot;:true,&quot;score&quot;:0,&quot;dateOfRegister&quot;: &quot;2022-04-11T23:15:37.428+00:00&quot;}" calcext:value-type="string">
            <text:p>{"id":4,"name":"lucia4","email":"lucia4@gmail.com","username":"usu_lucia4","password":"pass_lucia4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5]+1"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table:formula="of:=+[.B6]&amp;[.A6]" office:value-type="string" office:string-value="maria5" calcext:value-type="string">
            <text:p>maria5</text:p>
          </table:table-cell>
          <table:table-cell table:formula="of:=+[.C6]&amp;&quot;@gmail.com&quot;" office:value-type="string" office:string-value="maria5@gmail.com" calcext:value-type="string">
            <text:p>maria5@gmail.com</text:p>
          </table:table-cell>
          <table:table-cell table:formula="of:=+&quot;usu_&quot;&amp;[.C6]" office:value-type="string" office:string-value="usu_maria5" calcext:value-type="string">
            <text:p>usu_maria5</text:p>
          </table:table-cell>
          <table:table-cell table:formula="of:=+&quot;pass_&quot;&amp;[.C6]" office:value-type="string" office:string-value="pass_maria5" calcext:value-type="string">
            <text:p>pass_maria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6]&amp;[.C$1]&amp;[.C6]&amp;[.D$1]&amp;[.D6]&amp;[.E$1]&amp;[.E6]&amp;[.F$1]&amp;[.F6]&amp;[.G$1]&amp;[.G6]&amp;[.H$1]&amp;&quot;}&quot;" office:value-type="string" office:string-value="{&quot;id&quot;:5,&quot;name&quot;:&quot;maria5&quot;,&quot;email&quot;:&quot;maria5@gmail.com&quot;,&quot;username&quot;:&quot;usu_maria5&quot;,&quot;password&quot;:&quot;pass_maria5&quot;,&quot;dateOfBirth&quot;:&quot;2022-04-11T23:15:37.428+00:00&quot;,&quot;active&quot;:true,&quot;score&quot;:0,&quot;dateOfRegister&quot;: &quot;2022-04-11T23:15:37.428+00:00&quot;}" calcext:value-type="string">
            <text:p>{"id":5,"name":"maria5","email":"maria5@gmail.com","username":"usu_maria5","password":"pass_maria5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6]+1" office:value-type="float" office:value="6" calcext:value-type="float">
            <text:p>6</text:p>
          </table:table-cell>
          <table:table-cell office:value-type="string" calcext:value-type="string">
            <text:p>eva</text:p>
          </table:table-cell>
          <table:table-cell table:formula="of:=+[.B7]&amp;[.A7]" office:value-type="string" office:string-value="eva6" calcext:value-type="string">
            <text:p>eva6</text:p>
          </table:table-cell>
          <table:table-cell table:formula="of:=+[.C7]&amp;&quot;@gmail.com&quot;" office:value-type="string" office:string-value="eva6@gmail.com" calcext:value-type="string">
            <text:p>eva6@gmail.com</text:p>
          </table:table-cell>
          <table:table-cell table:formula="of:=+&quot;usu_&quot;&amp;[.C7]" office:value-type="string" office:string-value="usu_eva6" calcext:value-type="string">
            <text:p>usu_eva6</text:p>
          </table:table-cell>
          <table:table-cell table:formula="of:=+&quot;pass_&quot;&amp;[.C7]" office:value-type="string" office:string-value="pass_eva6" calcext:value-type="string">
            <text:p>pass_eva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7]&amp;[.C$1]&amp;[.C7]&amp;[.D$1]&amp;[.D7]&amp;[.E$1]&amp;[.E7]&amp;[.F$1]&amp;[.F7]&amp;[.G$1]&amp;[.G7]&amp;[.H$1]&amp;&quot;}&quot;" office:value-type="string" office:string-value="{&quot;id&quot;:6,&quot;name&quot;:&quot;eva6&quot;,&quot;email&quot;:&quot;eva6@gmail.com&quot;,&quot;username&quot;:&quot;usu_eva6&quot;,&quot;password&quot;:&quot;pass_eva6&quot;,&quot;dateOfBirth&quot;:&quot;2022-04-11T23:15:37.428+00:00&quot;,&quot;active&quot;:true,&quot;score&quot;:0,&quot;dateOfRegister&quot;: &quot;2022-04-11T23:15:37.428+00:00&quot;}" calcext:value-type="string">
            <text:p>{"id":6,"name":"eva6","email":"eva6@gmail.com","username":"usu_eva6","password":"pass_eva6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7]+1"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table:formula="of:=+[.B8]&amp;[.A8]" office:value-type="string" office:string-value="martin7" calcext:value-type="string">
            <text:p>martin7</text:p>
          </table:table-cell>
          <table:table-cell table:formula="of:=+[.C8]&amp;&quot;@gmail.com&quot;" office:value-type="string" office:string-value="martin7@gmail.com" calcext:value-type="string">
            <text:p>martin7@gmail.com</text:p>
          </table:table-cell>
          <table:table-cell table:formula="of:=+&quot;usu_&quot;&amp;[.C8]" office:value-type="string" office:string-value="usu_martin7" calcext:value-type="string">
            <text:p>usu_martin7</text:p>
          </table:table-cell>
          <table:table-cell table:formula="of:=+&quot;pass_&quot;&amp;[.C8]" office:value-type="string" office:string-value="pass_martin7" calcext:value-type="string">
            <text:p>pass_martin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8]&amp;[.C$1]&amp;[.C8]&amp;[.D$1]&amp;[.D8]&amp;[.E$1]&amp;[.E8]&amp;[.F$1]&amp;[.F8]&amp;[.G$1]&amp;[.G8]&amp;[.H$1]&amp;&quot;}&quot;" office:value-type="string" office:string-value="{&quot;id&quot;:7,&quot;name&quot;:&quot;martin7&quot;,&quot;email&quot;:&quot;martin7@gmail.com&quot;,&quot;username&quot;:&quot;usu_martin7&quot;,&quot;password&quot;:&quot;pass_martin7&quot;,&quot;dateOfBirth&quot;:&quot;2022-04-11T23:15:37.428+00:00&quot;,&quot;active&quot;:true,&quot;score&quot;:0,&quot;dateOfRegister&quot;: &quot;2022-04-11T23:15:37.428+00:00&quot;}" calcext:value-type="string">
            <text:p>{"id":7,"name":"martin7","email":"martin7@gmail.com","username":"usu_martin7","password":"pass_martin7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8]+1" office:value-type="float" office:value="8" calcext:value-type="float">
            <text:p>8</text:p>
          </table:table-cell>
          <table:table-cell office:value-type="string" calcext:value-type="string">
            <text:p>cesar</text:p>
          </table:table-cell>
          <table:table-cell table:formula="of:=+[.B9]&amp;[.A9]" office:value-type="string" office:string-value="cesar8" calcext:value-type="string">
            <text:p>cesar8</text:p>
          </table:table-cell>
          <table:table-cell table:formula="of:=+[.C9]&amp;&quot;@gmail.com&quot;" office:value-type="string" office:string-value="cesar8@gmail.com" calcext:value-type="string">
            <text:p>cesar8@gmail.com</text:p>
          </table:table-cell>
          <table:table-cell table:formula="of:=+&quot;usu_&quot;&amp;[.C9]" office:value-type="string" office:string-value="usu_cesar8" calcext:value-type="string">
            <text:p>usu_cesar8</text:p>
          </table:table-cell>
          <table:table-cell table:formula="of:=+&quot;pass_&quot;&amp;[.C9]" office:value-type="string" office:string-value="pass_cesar8" calcext:value-type="string">
            <text:p>pass_cesar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9]&amp;[.C$1]&amp;[.C9]&amp;[.D$1]&amp;[.D9]&amp;[.E$1]&amp;[.E9]&amp;[.F$1]&amp;[.F9]&amp;[.G$1]&amp;[.G9]&amp;[.H$1]&amp;&quot;}&quot;" office:value-type="string" office:string-value="{&quot;id&quot;:8,&quot;name&quot;:&quot;cesar8&quot;,&quot;email&quot;:&quot;cesar8@gmail.com&quot;,&quot;username&quot;:&quot;usu_cesar8&quot;,&quot;password&quot;:&quot;pass_cesar8&quot;,&quot;dateOfBirth&quot;:&quot;2022-04-11T23:15:37.428+00:00&quot;,&quot;active&quot;:true,&quot;score&quot;:0,&quot;dateOfRegister&quot;: &quot;2022-04-11T23:15:37.428+00:00&quot;}" calcext:value-type="string">
            <text:p>{"id":8,"name":"cesar8","email":"cesar8@gmail.com","username":"usu_cesar8","password":"pass_cesar8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9]+1" office:value-type="float" office:value="9" calcext:value-type="float">
            <text:p>9</text:p>
          </table:table-cell>
          <table:table-cell office:value-type="string" calcext:value-type="string">
            <text:p>matias</text:p>
          </table:table-cell>
          <table:table-cell table:formula="of:=+[.B10]&amp;[.A10]" office:value-type="string" office:string-value="matias9" calcext:value-type="string">
            <text:p>matias9</text:p>
          </table:table-cell>
          <table:table-cell table:formula="of:=+[.C10]&amp;&quot;@gmail.com&quot;" office:value-type="string" office:string-value="matias9@gmail.com" calcext:value-type="string">
            <text:p>matias9@gmail.com</text:p>
          </table:table-cell>
          <table:table-cell table:formula="of:=+&quot;usu_&quot;&amp;[.C10]" office:value-type="string" office:string-value="usu_matias9" calcext:value-type="string">
            <text:p>usu_matias9</text:p>
          </table:table-cell>
          <table:table-cell table:formula="of:=+&quot;pass_&quot;&amp;[.C10]" office:value-type="string" office:string-value="pass_matias9" calcext:value-type="string">
            <text:p>pass_matias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0]&amp;[.C$1]&amp;[.C10]&amp;[.D$1]&amp;[.D10]&amp;[.E$1]&amp;[.E10]&amp;[.F$1]&amp;[.F10]&amp;[.G$1]&amp;[.G10]&amp;[.H$1]&amp;&quot;}&quot;" office:value-type="string" office:string-value="{&quot;id&quot;:9,&quot;name&quot;:&quot;matias9&quot;,&quot;email&quot;:&quot;matias9@gmail.com&quot;,&quot;username&quot;:&quot;usu_matias9&quot;,&quot;password&quot;:&quot;pass_matias9&quot;,&quot;dateOfBirth&quot;:&quot;2022-04-11T23:15:37.428+00:00&quot;,&quot;active&quot;:true,&quot;score&quot;:0,&quot;dateOfRegister&quot;: &quot;2022-04-11T23:15:37.428+00:00&quot;}" calcext:value-type="string">
            <text:p>{"id":9,"name":"matias9","email":"matias9@gmail.com","username":"usu_matias9","password":"pass_matias9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0]+1" office:value-type="float" office:value="10" calcext:value-type="float">
            <text:p>10</text:p>
          </table:table-cell>
          <table:table-cell office:value-type="string" calcext:value-type="string">
            <text:p>luis</text:p>
          </table:table-cell>
          <table:table-cell table:formula="of:=+[.B11]&amp;[.A11]" office:value-type="string" office:string-value="luis10" calcext:value-type="string">
            <text:p>luis10</text:p>
          </table:table-cell>
          <table:table-cell table:formula="of:=+[.C11]&amp;&quot;@gmail.com&quot;" office:value-type="string" office:string-value="luis10@gmail.com" calcext:value-type="string">
            <text:p>luis10@gmail.com</text:p>
          </table:table-cell>
          <table:table-cell table:formula="of:=+&quot;usu_&quot;&amp;[.C11]" office:value-type="string" office:string-value="usu_luis10" calcext:value-type="string">
            <text:p>usu_luis10</text:p>
          </table:table-cell>
          <table:table-cell table:formula="of:=+&quot;pass_&quot;&amp;[.C11]" office:value-type="string" office:string-value="pass_luis10" calcext:value-type="string">
            <text:p>pass_luis1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1]&amp;[.C$1]&amp;[.C11]&amp;[.D$1]&amp;[.D11]&amp;[.E$1]&amp;[.E11]&amp;[.F$1]&amp;[.F11]&amp;[.G$1]&amp;[.G11]&amp;[.H$1]&amp;&quot;}&quot;" office:value-type="string" office:string-value="{&quot;id&quot;:10,&quot;name&quot;:&quot;luis10&quot;,&quot;email&quot;:&quot;luis10@gmail.com&quot;,&quot;username&quot;:&quot;usu_luis10&quot;,&quot;password&quot;:&quot;pass_luis10&quot;,&quot;dateOfBirth&quot;:&quot;2022-04-11T23:15:37.428+00:00&quot;,&quot;active&quot;:true,&quot;score&quot;:0,&quot;dateOfRegister&quot;: &quot;2022-04-11T23:15:37.428+00:00&quot;}" calcext:value-type="string">
            <text:p>{"id":10,"name":"luis10","email":"luis10@gmail.com","username":"usu_luis10","password":"pass_luis10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1]+1" office:value-type="float" office:value="11" calcext:value-type="float">
            <text:p>11</text:p>
          </table:table-cell>
          <table:table-cell office:value-type="string" calcext:value-type="string">
            <text:p>alicia</text:p>
          </table:table-cell>
          <table:table-cell table:formula="of:=+[.B12]&amp;[.A12]" office:value-type="string" office:string-value="alicia11" calcext:value-type="string">
            <text:p>alicia11</text:p>
          </table:table-cell>
          <table:table-cell table:formula="of:=+[.C12]&amp;&quot;@gmail.com&quot;" office:value-type="string" office:string-value="alicia11@gmail.com" calcext:value-type="string">
            <text:p>alicia11@gmail.com</text:p>
          </table:table-cell>
          <table:table-cell table:formula="of:=+&quot;usu_&quot;&amp;[.C12]" office:value-type="string" office:string-value="usu_alicia11" calcext:value-type="string">
            <text:p>usu_alicia11</text:p>
          </table:table-cell>
          <table:table-cell table:formula="of:=+&quot;pass_&quot;&amp;[.C12]" office:value-type="string" office:string-value="pass_alicia11" calcext:value-type="string">
            <text:p>pass_alicia1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2]&amp;[.C$1]&amp;[.C12]&amp;[.D$1]&amp;[.D12]&amp;[.E$1]&amp;[.E12]&amp;[.F$1]&amp;[.F12]&amp;[.G$1]&amp;[.G12]&amp;[.H$1]&amp;&quot;}&quot;" office:value-type="string" office:string-value="{&quot;id&quot;:11,&quot;name&quot;:&quot;alicia11&quot;,&quot;email&quot;:&quot;alicia11@gmail.com&quot;,&quot;username&quot;:&quot;usu_alicia11&quot;,&quot;password&quot;:&quot;pass_alicia11&quot;,&quot;dateOfBirth&quot;:&quot;2022-04-11T23:15:37.428+00:00&quot;,&quot;active&quot;:true,&quot;score&quot;:0,&quot;dateOfRegister&quot;: &quot;2022-04-11T23:15:37.428+00:00&quot;}" calcext:value-type="string">
            <text:p>{"id":11,"name":"alicia11","email":"alicia11@gmail.com","username":"usu_alicia11","password":"pass_alicia11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2]+1" office:value-type="float" office:value="12" calcext:value-type="float">
            <text:p>12</text:p>
          </table:table-cell>
          <table:table-cell office:value-type="string" calcext:value-type="string">
            <text:p>mario</text:p>
          </table:table-cell>
          <table:table-cell table:formula="of:=+[.B13]&amp;[.A13]" office:value-type="string" office:string-value="mario12" calcext:value-type="string">
            <text:p>mario12</text:p>
          </table:table-cell>
          <table:table-cell table:formula="of:=+[.C13]&amp;&quot;@gmail.com&quot;" office:value-type="string" office:string-value="mario12@gmail.com" calcext:value-type="string">
            <text:p>mario12@gmail.com</text:p>
          </table:table-cell>
          <table:table-cell table:formula="of:=+&quot;usu_&quot;&amp;[.C13]" office:value-type="string" office:string-value="usu_mario12" calcext:value-type="string">
            <text:p>usu_mario12</text:p>
          </table:table-cell>
          <table:table-cell table:formula="of:=+&quot;pass_&quot;&amp;[.C13]" office:value-type="string" office:string-value="pass_mario12" calcext:value-type="string">
            <text:p>pass_mario1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3]&amp;[.C$1]&amp;[.C13]&amp;[.D$1]&amp;[.D13]&amp;[.E$1]&amp;[.E13]&amp;[.F$1]&amp;[.F13]&amp;[.G$1]&amp;[.G13]&amp;[.H$1]&amp;&quot;}&quot;" office:value-type="string" office:string-value="{&quot;id&quot;:12,&quot;name&quot;:&quot;mario12&quot;,&quot;email&quot;:&quot;mario12@gmail.com&quot;,&quot;username&quot;:&quot;usu_mario12&quot;,&quot;password&quot;:&quot;pass_mario12&quot;,&quot;dateOfBirth&quot;:&quot;2022-04-11T23:15:37.428+00:00&quot;,&quot;active&quot;:true,&quot;score&quot;:0,&quot;dateOfRegister&quot;: &quot;2022-04-11T23:15:37.428+00:00&quot;}" calcext:value-type="string">
            <text:p>{"id":12,"name":"mario12","email":"mario12@gmail.com","username":"usu_mario12","password":"pass_mario12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3]+1" office:value-type="float" office:value="13" calcext:value-type="float">
            <text:p>13</text:p>
          </table:table-cell>
          <table:table-cell office:value-type="string" calcext:value-type="string">
            <text:p>roberto</text:p>
          </table:table-cell>
          <table:table-cell table:formula="of:=+[.B14]&amp;[.A14]" office:value-type="string" office:string-value="roberto13" calcext:value-type="string">
            <text:p>roberto13</text:p>
          </table:table-cell>
          <table:table-cell table:formula="of:=+[.C14]&amp;&quot;@gmail.com&quot;" office:value-type="string" office:string-value="roberto13@gmail.com" calcext:value-type="string">
            <text:p>roberto13@gmail.com</text:p>
          </table:table-cell>
          <table:table-cell table:formula="of:=+&quot;usu_&quot;&amp;[.C14]" office:value-type="string" office:string-value="usu_roberto13" calcext:value-type="string">
            <text:p>usu_roberto13</text:p>
          </table:table-cell>
          <table:table-cell table:formula="of:=+&quot;pass_&quot;&amp;[.C14]" office:value-type="string" office:string-value="pass_roberto13" calcext:value-type="string">
            <text:p>pass_roberto1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4]&amp;[.C$1]&amp;[.C14]&amp;[.D$1]&amp;[.D14]&amp;[.E$1]&amp;[.E14]&amp;[.F$1]&amp;[.F14]&amp;[.G$1]&amp;[.G14]&amp;[.H$1]&amp;&quot;}&quot;" office:value-type="string" office:string-value="{&quot;id&quot;:13,&quot;name&quot;:&quot;roberto13&quot;,&quot;email&quot;:&quot;roberto13@gmail.com&quot;,&quot;username&quot;:&quot;usu_roberto13&quot;,&quot;password&quot;:&quot;pass_roberto13&quot;,&quot;dateOfBirth&quot;:&quot;2022-04-11T23:15:37.428+00:00&quot;,&quot;active&quot;:true,&quot;score&quot;:0,&quot;dateOfRegister&quot;: &quot;2022-04-11T23:15:37.428+00:00&quot;}" calcext:value-type="string">
            <text:p>{"id":13,"name":"roberto13","email":"roberto13@gmail.com","username":"usu_roberto13","password":"pass_roberto13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4]+1"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formula="of:=+[.B15]&amp;[.A15]" office:value-type="string" office:string-value="domingo14" calcext:value-type="string">
            <text:p>domingo14</text:p>
          </table:table-cell>
          <table:table-cell table:formula="of:=+[.C15]&amp;&quot;@gmail.com&quot;" office:value-type="string" office:string-value="domingo14@gmail.com" calcext:value-type="string">
            <text:p>domingo14@gmail.com</text:p>
          </table:table-cell>
          <table:table-cell table:formula="of:=+&quot;usu_&quot;&amp;[.C15]" office:value-type="string" office:string-value="usu_domingo14" calcext:value-type="string">
            <text:p>usu_domingo14</text:p>
          </table:table-cell>
          <table:table-cell table:formula="of:=+&quot;pass_&quot;&amp;[.C15]" office:value-type="string" office:string-value="pass_domingo14" calcext:value-type="string">
            <text:p>pass_domingo1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5]&amp;[.C$1]&amp;[.C15]&amp;[.D$1]&amp;[.D15]&amp;[.E$1]&amp;[.E15]&amp;[.F$1]&amp;[.F15]&amp;[.G$1]&amp;[.G15]&amp;[.H$1]&amp;&quot;}&quot;" office:value-type="string" office:string-value="{&quot;id&quot;:14,&quot;name&quot;:&quot;domingo14&quot;,&quot;email&quot;:&quot;domingo14@gmail.com&quot;,&quot;username&quot;:&quot;usu_domingo14&quot;,&quot;password&quot;:&quot;pass_domingo14&quot;,&quot;dateOfBirth&quot;:&quot;2022-04-11T23:15:37.428+00:00&quot;,&quot;active&quot;:true,&quot;score&quot;:0,&quot;dateOfRegister&quot;: &quot;2022-04-11T23:15:37.428+00:00&quot;}" calcext:value-type="string">
            <text:p>{"id":14,"name":"domingo14","email":"domingo14@gmail.com","username":"usu_domingo14","password":"pass_domingo14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5]+1" office:value-type="float" office:value="15" calcext:value-type="float">
            <text:p>15</text:p>
          </table:table-cell>
          <table:table-cell office:value-type="string" calcext:value-type="string">
            <text:p>cristina</text:p>
          </table:table-cell>
          <table:table-cell table:formula="of:=+[.B16]&amp;[.A16]" office:value-type="string" office:string-value="cristina15" calcext:value-type="string">
            <text:p>cristina15</text:p>
          </table:table-cell>
          <table:table-cell table:formula="of:=+[.C16]&amp;&quot;@gmail.com&quot;" office:value-type="string" office:string-value="cristina15@gmail.com" calcext:value-type="string">
            <text:p>cristina15@gmail.com</text:p>
          </table:table-cell>
          <table:table-cell table:formula="of:=+&quot;usu_&quot;&amp;[.C16]" office:value-type="string" office:string-value="usu_cristina15" calcext:value-type="string">
            <text:p>usu_cristina15</text:p>
          </table:table-cell>
          <table:table-cell table:formula="of:=+&quot;pass_&quot;&amp;[.C16]" office:value-type="string" office:string-value="pass_cristina15" calcext:value-type="string">
            <text:p>pass_cristina1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6]&amp;[.C$1]&amp;[.C16]&amp;[.D$1]&amp;[.D16]&amp;[.E$1]&amp;[.E16]&amp;[.F$1]&amp;[.F16]&amp;[.G$1]&amp;[.G16]&amp;[.H$1]&amp;&quot;}&quot;" office:value-type="string" office:string-value="{&quot;id&quot;:15,&quot;name&quot;:&quot;cristina15&quot;,&quot;email&quot;:&quot;cristina15@gmail.com&quot;,&quot;username&quot;:&quot;usu_cristina15&quot;,&quot;password&quot;:&quot;pass_cristina15&quot;,&quot;dateOfBirth&quot;:&quot;2022-04-11T23:15:37.428+00:00&quot;,&quot;active&quot;:true,&quot;score&quot;:0,&quot;dateOfRegister&quot;: &quot;2022-04-11T23:15:37.428+00:00&quot;}" calcext:value-type="string">
            <text:p>{"id":15,"name":"cristina15","email":"cristina15@gmail.com","username":"usu_cristina15","password":"pass_cristina15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6]+1" office:value-type="float" office:value="16" calcext:value-type="float">
            <text:p>16</text:p>
          </table:table-cell>
          <table:table-cell office:value-type="string" calcext:value-type="string">
            <text:p>susana</text:p>
          </table:table-cell>
          <table:table-cell table:formula="of:=+[.B17]&amp;[.A17]" office:value-type="string" office:string-value="susana16" calcext:value-type="string">
            <text:p>susana16</text:p>
          </table:table-cell>
          <table:table-cell table:formula="of:=+[.C17]&amp;&quot;@gmail.com&quot;" office:value-type="string" office:string-value="susana16@gmail.com" calcext:value-type="string">
            <text:p>susana16@gmail.com</text:p>
          </table:table-cell>
          <table:table-cell table:formula="of:=+&quot;usu_&quot;&amp;[.C17]" office:value-type="string" office:string-value="usu_susana16" calcext:value-type="string">
            <text:p>usu_susana16</text:p>
          </table:table-cell>
          <table:table-cell table:formula="of:=+&quot;pass_&quot;&amp;[.C17]" office:value-type="string" office:string-value="pass_susana16" calcext:value-type="string">
            <text:p>pass_susana1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7]&amp;[.C$1]&amp;[.C17]&amp;[.D$1]&amp;[.D17]&amp;[.E$1]&amp;[.E17]&amp;[.F$1]&amp;[.F17]&amp;[.G$1]&amp;[.G17]&amp;[.H$1]&amp;&quot;}&quot;" office:value-type="string" office:string-value="{&quot;id&quot;:16,&quot;name&quot;:&quot;susana16&quot;,&quot;email&quot;:&quot;susana16@gmail.com&quot;,&quot;username&quot;:&quot;usu_susana16&quot;,&quot;password&quot;:&quot;pass_susana16&quot;,&quot;dateOfBirth&quot;:&quot;2022-04-11T23:15:37.428+00:00&quot;,&quot;active&quot;:true,&quot;score&quot;:0,&quot;dateOfRegister&quot;: &quot;2022-04-11T23:15:37.428+00:00&quot;}" calcext:value-type="string">
            <text:p>{"id":16,"name":"susana16","email":"susana16@gmail.com","username":"usu_susana16","password":"pass_susana16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7]+1" office:value-type="float" office:value="17" calcext:value-type="float">
            <text:p>17</text:p>
          </table:table-cell>
          <table:table-cell table:formula="of:=+[.B2]" office:value-type="string" office:string-value="ana" calcext:value-type="string">
            <text:p>ana</text:p>
          </table:table-cell>
          <table:table-cell table:formula="of:=+[.B18]&amp;[.A18]" office:value-type="string" office:string-value="ana17" calcext:value-type="string">
            <text:p>ana17</text:p>
          </table:table-cell>
          <table:table-cell table:formula="of:=+[.C18]&amp;&quot;@gmail.com&quot;" office:value-type="string" office:string-value="ana17@gmail.com" calcext:value-type="string">
            <text:p>ana17@gmail.com</text:p>
          </table:table-cell>
          <table:table-cell table:formula="of:=+&quot;usu_&quot;&amp;[.C18]" office:value-type="string" office:string-value="usu_ana17" calcext:value-type="string">
            <text:p>usu_ana17</text:p>
          </table:table-cell>
          <table:table-cell table:formula="of:=+&quot;pass_&quot;&amp;[.C18]" office:value-type="string" office:string-value="pass_ana17" calcext:value-type="string">
            <text:p>pass_ana1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8]&amp;[.C$1]&amp;[.C18]&amp;[.D$1]&amp;[.D18]&amp;[.E$1]&amp;[.E18]&amp;[.F$1]&amp;[.F18]&amp;[.G$1]&amp;[.G18]&amp;[.H$1]&amp;&quot;}&quot;" office:value-type="string" office:string-value="{&quot;id&quot;:17,&quot;name&quot;:&quot;ana17&quot;,&quot;email&quot;:&quot;ana17@gmail.com&quot;,&quot;username&quot;:&quot;usu_ana17&quot;,&quot;password&quot;:&quot;pass_ana17&quot;,&quot;dateOfBirth&quot;:&quot;2022-04-11T23:15:37.428+00:00&quot;,&quot;active&quot;:true,&quot;score&quot;:0,&quot;dateOfRegister&quot;: &quot;2022-04-11T23:15:37.428+00:00&quot;}" calcext:value-type="string">
            <text:p>{"id":17,"name":"ana17","email":"ana17@gmail.com","username":"usu_ana17","password":"pass_ana17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8]+1" office:value-type="float" office:value="18" calcext:value-type="float">
            <text:p>18</text:p>
          </table:table-cell>
          <table:table-cell table:formula="of:=+[.B3]" office:value-type="string" office:string-value="clara" calcext:value-type="string">
            <text:p>clara</text:p>
          </table:table-cell>
          <table:table-cell table:formula="of:=+[.B19]&amp;[.A19]" office:value-type="string" office:string-value="clara18" calcext:value-type="string">
            <text:p>clara18</text:p>
          </table:table-cell>
          <table:table-cell table:formula="of:=+[.C19]&amp;&quot;@gmail.com&quot;" office:value-type="string" office:string-value="clara18@gmail.com" calcext:value-type="string">
            <text:p>clara18@gmail.com</text:p>
          </table:table-cell>
          <table:table-cell table:formula="of:=+&quot;usu_&quot;&amp;[.C19]" office:value-type="string" office:string-value="usu_clara18" calcext:value-type="string">
            <text:p>usu_clara18</text:p>
          </table:table-cell>
          <table:table-cell table:formula="of:=+&quot;pass_&quot;&amp;[.C19]" office:value-type="string" office:string-value="pass_clara18" calcext:value-type="string">
            <text:p>pass_clara1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19]&amp;[.C$1]&amp;[.C19]&amp;[.D$1]&amp;[.D19]&amp;[.E$1]&amp;[.E19]&amp;[.F$1]&amp;[.F19]&amp;[.G$1]&amp;[.G19]&amp;[.H$1]&amp;&quot;}&quot;" office:value-type="string" office:string-value="{&quot;id&quot;:18,&quot;name&quot;:&quot;clara18&quot;,&quot;email&quot;:&quot;clara18@gmail.com&quot;,&quot;username&quot;:&quot;usu_clara18&quot;,&quot;password&quot;:&quot;pass_clara18&quot;,&quot;dateOfBirth&quot;:&quot;2022-04-11T23:15:37.428+00:00&quot;,&quot;active&quot;:true,&quot;score&quot;:0,&quot;dateOfRegister&quot;: &quot;2022-04-11T23:15:37.428+00:00&quot;}" calcext:value-type="string">
            <text:p>{"id":18,"name":"clara18","email":"clara18@gmail.com","username":"usu_clara18","password":"pass_clara18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19]+1" office:value-type="float" office:value="19" calcext:value-type="float">
            <text:p>19</text:p>
          </table:table-cell>
          <table:table-cell table:formula="of:=+[.B4]" office:value-type="string" office:string-value="ema" calcext:value-type="string">
            <text:p>ema</text:p>
          </table:table-cell>
          <table:table-cell table:formula="of:=+[.B20]&amp;[.A20]" office:value-type="string" office:string-value="ema19" calcext:value-type="string">
            <text:p>ema19</text:p>
          </table:table-cell>
          <table:table-cell table:formula="of:=+[.C20]&amp;&quot;@gmail.com&quot;" office:value-type="string" office:string-value="ema19@gmail.com" calcext:value-type="string">
            <text:p>ema19@gmail.com</text:p>
          </table:table-cell>
          <table:table-cell table:formula="of:=+&quot;usu_&quot;&amp;[.C20]" office:value-type="string" office:string-value="usu_ema19" calcext:value-type="string">
            <text:p>usu_ema19</text:p>
          </table:table-cell>
          <table:table-cell table:formula="of:=+&quot;pass_&quot;&amp;[.C20]" office:value-type="string" office:string-value="pass_ema19" calcext:value-type="string">
            <text:p>pass_ema1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0]&amp;[.C$1]&amp;[.C20]&amp;[.D$1]&amp;[.D20]&amp;[.E$1]&amp;[.E20]&amp;[.F$1]&amp;[.F20]&amp;[.G$1]&amp;[.G20]&amp;[.H$1]&amp;&quot;}&quot;" office:value-type="string" office:string-value="{&quot;id&quot;:19,&quot;name&quot;:&quot;ema19&quot;,&quot;email&quot;:&quot;ema19@gmail.com&quot;,&quot;username&quot;:&quot;usu_ema19&quot;,&quot;password&quot;:&quot;pass_ema19&quot;,&quot;dateOfBirth&quot;:&quot;2022-04-11T23:15:37.428+00:00&quot;,&quot;active&quot;:true,&quot;score&quot;:0,&quot;dateOfRegister&quot;: &quot;2022-04-11T23:15:37.428+00:00&quot;}" calcext:value-type="string">
            <text:p>{"id":19,"name":"ema19","email":"ema19@gmail.com","username":"usu_ema19","password":"pass_ema19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0]+1" office:value-type="float" office:value="20" calcext:value-type="float">
            <text:p>20</text:p>
          </table:table-cell>
          <table:table-cell table:formula="of:=+[.B5]" office:value-type="string" office:string-value="lucia" calcext:value-type="string">
            <text:p>lucia</text:p>
          </table:table-cell>
          <table:table-cell table:formula="of:=+[.B21]&amp;[.A21]" office:value-type="string" office:string-value="lucia20" calcext:value-type="string">
            <text:p>lucia20</text:p>
          </table:table-cell>
          <table:table-cell table:formula="of:=+[.C21]&amp;&quot;@gmail.com&quot;" office:value-type="string" office:string-value="lucia20@gmail.com" calcext:value-type="string">
            <text:p>lucia20@gmail.com</text:p>
          </table:table-cell>
          <table:table-cell table:formula="of:=+&quot;usu_&quot;&amp;[.C21]" office:value-type="string" office:string-value="usu_lucia20" calcext:value-type="string">
            <text:p>usu_lucia20</text:p>
          </table:table-cell>
          <table:table-cell table:formula="of:=+&quot;pass_&quot;&amp;[.C21]" office:value-type="string" office:string-value="pass_lucia20" calcext:value-type="string">
            <text:p>pass_lucia2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1]&amp;[.C$1]&amp;[.C21]&amp;[.D$1]&amp;[.D21]&amp;[.E$1]&amp;[.E21]&amp;[.F$1]&amp;[.F21]&amp;[.G$1]&amp;[.G21]&amp;[.H$1]&amp;&quot;}&quot;" office:value-type="string" office:string-value="{&quot;id&quot;:20,&quot;name&quot;:&quot;lucia20&quot;,&quot;email&quot;:&quot;lucia20@gmail.com&quot;,&quot;username&quot;:&quot;usu_lucia20&quot;,&quot;password&quot;:&quot;pass_lucia20&quot;,&quot;dateOfBirth&quot;:&quot;2022-04-11T23:15:37.428+00:00&quot;,&quot;active&quot;:true,&quot;score&quot;:0,&quot;dateOfRegister&quot;: &quot;2022-04-11T23:15:37.428+00:00&quot;}" calcext:value-type="string">
            <text:p>{"id":20,"name":"lucia20","email":"lucia20@gmail.com","username":"usu_lucia20","password":"pass_lucia20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1]+1" office:value-type="float" office:value="21" calcext:value-type="float">
            <text:p>21</text:p>
          </table:table-cell>
          <table:table-cell table:formula="of:=+[.B6]" office:value-type="string" office:string-value="maria" calcext:value-type="string">
            <text:p>maria</text:p>
          </table:table-cell>
          <table:table-cell table:formula="of:=+[.B22]&amp;[.A22]" office:value-type="string" office:string-value="maria21" calcext:value-type="string">
            <text:p>maria21</text:p>
          </table:table-cell>
          <table:table-cell table:formula="of:=+[.C22]&amp;&quot;@gmail.com&quot;" office:value-type="string" office:string-value="maria21@gmail.com" calcext:value-type="string">
            <text:p>maria21@gmail.com</text:p>
          </table:table-cell>
          <table:table-cell table:formula="of:=+&quot;usu_&quot;&amp;[.C22]" office:value-type="string" office:string-value="usu_maria21" calcext:value-type="string">
            <text:p>usu_maria21</text:p>
          </table:table-cell>
          <table:table-cell table:formula="of:=+&quot;pass_&quot;&amp;[.C22]" office:value-type="string" office:string-value="pass_maria21" calcext:value-type="string">
            <text:p>pass_maria2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2]&amp;[.C$1]&amp;[.C22]&amp;[.D$1]&amp;[.D22]&amp;[.E$1]&amp;[.E22]&amp;[.F$1]&amp;[.F22]&amp;[.G$1]&amp;[.G22]&amp;[.H$1]&amp;&quot;}&quot;" office:value-type="string" office:string-value="{&quot;id&quot;:21,&quot;name&quot;:&quot;maria21&quot;,&quot;email&quot;:&quot;maria21@gmail.com&quot;,&quot;username&quot;:&quot;usu_maria21&quot;,&quot;password&quot;:&quot;pass_maria21&quot;,&quot;dateOfBirth&quot;:&quot;2022-04-11T23:15:37.428+00:00&quot;,&quot;active&quot;:true,&quot;score&quot;:0,&quot;dateOfRegister&quot;: &quot;2022-04-11T23:15:37.428+00:00&quot;}" calcext:value-type="string">
            <text:p>{"id":21,"name":"maria21","email":"maria21@gmail.com","username":"usu_maria21","password":"pass_maria21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2]+1" office:value-type="float" office:value="22" calcext:value-type="float">
            <text:p>22</text:p>
          </table:table-cell>
          <table:table-cell table:formula="of:=+[.B7]" office:value-type="string" office:string-value="eva" calcext:value-type="string">
            <text:p>eva</text:p>
          </table:table-cell>
          <table:table-cell table:formula="of:=+[.B23]&amp;[.A23]" office:value-type="string" office:string-value="eva22" calcext:value-type="string">
            <text:p>eva22</text:p>
          </table:table-cell>
          <table:table-cell table:formula="of:=+[.C23]&amp;&quot;@gmail.com&quot;" office:value-type="string" office:string-value="eva22@gmail.com" calcext:value-type="string">
            <text:p>eva22@gmail.com</text:p>
          </table:table-cell>
          <table:table-cell table:formula="of:=+&quot;usu_&quot;&amp;[.C23]" office:value-type="string" office:string-value="usu_eva22" calcext:value-type="string">
            <text:p>usu_eva22</text:p>
          </table:table-cell>
          <table:table-cell table:formula="of:=+&quot;pass_&quot;&amp;[.C23]" office:value-type="string" office:string-value="pass_eva22" calcext:value-type="string">
            <text:p>pass_eva2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3]&amp;[.C$1]&amp;[.C23]&amp;[.D$1]&amp;[.D23]&amp;[.E$1]&amp;[.E23]&amp;[.F$1]&amp;[.F23]&amp;[.G$1]&amp;[.G23]&amp;[.H$1]&amp;&quot;}&quot;" office:value-type="string" office:string-value="{&quot;id&quot;:22,&quot;name&quot;:&quot;eva22&quot;,&quot;email&quot;:&quot;eva22@gmail.com&quot;,&quot;username&quot;:&quot;usu_eva22&quot;,&quot;password&quot;:&quot;pass_eva22&quot;,&quot;dateOfBirth&quot;:&quot;2022-04-11T23:15:37.428+00:00&quot;,&quot;active&quot;:true,&quot;score&quot;:0,&quot;dateOfRegister&quot;: &quot;2022-04-11T23:15:37.428+00:00&quot;}" calcext:value-type="string">
            <text:p>{"id":22,"name":"eva22","email":"eva22@gmail.com","username":"usu_eva22","password":"pass_eva22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3]+1" office:value-type="float" office:value="23" calcext:value-type="float">
            <text:p>23</text:p>
          </table:table-cell>
          <table:table-cell table:formula="of:=+[.B8]" office:value-type="string" office:string-value="martin" calcext:value-type="string">
            <text:p>martin</text:p>
          </table:table-cell>
          <table:table-cell table:formula="of:=+[.B24]&amp;[.A24]" office:value-type="string" office:string-value="martin23" calcext:value-type="string">
            <text:p>martin23</text:p>
          </table:table-cell>
          <table:table-cell table:formula="of:=+[.C24]&amp;&quot;@gmail.com&quot;" office:value-type="string" office:string-value="martin23@gmail.com" calcext:value-type="string">
            <text:p>martin23@gmail.com</text:p>
          </table:table-cell>
          <table:table-cell table:formula="of:=+&quot;usu_&quot;&amp;[.C24]" office:value-type="string" office:string-value="usu_martin23" calcext:value-type="string">
            <text:p>usu_martin23</text:p>
          </table:table-cell>
          <table:table-cell table:formula="of:=+&quot;pass_&quot;&amp;[.C24]" office:value-type="string" office:string-value="pass_martin23" calcext:value-type="string">
            <text:p>pass_martin2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4]&amp;[.C$1]&amp;[.C24]&amp;[.D$1]&amp;[.D24]&amp;[.E$1]&amp;[.E24]&amp;[.F$1]&amp;[.F24]&amp;[.G$1]&amp;[.G24]&amp;[.H$1]&amp;&quot;}&quot;" office:value-type="string" office:string-value="{&quot;id&quot;:23,&quot;name&quot;:&quot;martin23&quot;,&quot;email&quot;:&quot;martin23@gmail.com&quot;,&quot;username&quot;:&quot;usu_martin23&quot;,&quot;password&quot;:&quot;pass_martin23&quot;,&quot;dateOfBirth&quot;:&quot;2022-04-11T23:15:37.428+00:00&quot;,&quot;active&quot;:true,&quot;score&quot;:0,&quot;dateOfRegister&quot;: &quot;2022-04-11T23:15:37.428+00:00&quot;}" calcext:value-type="string">
            <text:p>{"id":23,"name":"martin23","email":"martin23@gmail.com","username":"usu_martin23","password":"pass_martin23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4]+1" office:value-type="float" office:value="24" calcext:value-type="float">
            <text:p>24</text:p>
          </table:table-cell>
          <table:table-cell table:formula="of:=+[.B9]" office:value-type="string" office:string-value="cesar" calcext:value-type="string">
            <text:p>cesar</text:p>
          </table:table-cell>
          <table:table-cell table:formula="of:=+[.B25]&amp;[.A25]" office:value-type="string" office:string-value="cesar24" calcext:value-type="string">
            <text:p>cesar24</text:p>
          </table:table-cell>
          <table:table-cell table:formula="of:=+[.C25]&amp;&quot;@gmail.com&quot;" office:value-type="string" office:string-value="cesar24@gmail.com" calcext:value-type="string">
            <text:p>cesar24@gmail.com</text:p>
          </table:table-cell>
          <table:table-cell table:formula="of:=+&quot;usu_&quot;&amp;[.C25]" office:value-type="string" office:string-value="usu_cesar24" calcext:value-type="string">
            <text:p>usu_cesar24</text:p>
          </table:table-cell>
          <table:table-cell table:formula="of:=+&quot;pass_&quot;&amp;[.C25]" office:value-type="string" office:string-value="pass_cesar24" calcext:value-type="string">
            <text:p>pass_cesar2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5]&amp;[.C$1]&amp;[.C25]&amp;[.D$1]&amp;[.D25]&amp;[.E$1]&amp;[.E25]&amp;[.F$1]&amp;[.F25]&amp;[.G$1]&amp;[.G25]&amp;[.H$1]&amp;&quot;}&quot;" office:value-type="string" office:string-value="{&quot;id&quot;:24,&quot;name&quot;:&quot;cesar24&quot;,&quot;email&quot;:&quot;cesar24@gmail.com&quot;,&quot;username&quot;:&quot;usu_cesar24&quot;,&quot;password&quot;:&quot;pass_cesar24&quot;,&quot;dateOfBirth&quot;:&quot;2022-04-11T23:15:37.428+00:00&quot;,&quot;active&quot;:true,&quot;score&quot;:0,&quot;dateOfRegister&quot;: &quot;2022-04-11T23:15:37.428+00:00&quot;}" calcext:value-type="string">
            <text:p>{"id":24,"name":"cesar24","email":"cesar24@gmail.com","username":"usu_cesar24","password":"pass_cesar24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5]+1" office:value-type="float" office:value="25" calcext:value-type="float">
            <text:p>25</text:p>
          </table:table-cell>
          <table:table-cell table:formula="of:=+[.B10]" office:value-type="string" office:string-value="matias" calcext:value-type="string">
            <text:p>matias</text:p>
          </table:table-cell>
          <table:table-cell table:formula="of:=+[.B26]&amp;[.A26]" office:value-type="string" office:string-value="matias25" calcext:value-type="string">
            <text:p>matias25</text:p>
          </table:table-cell>
          <table:table-cell table:formula="of:=+[.C26]&amp;&quot;@gmail.com&quot;" office:value-type="string" office:string-value="matias25@gmail.com" calcext:value-type="string">
            <text:p>matias25@gmail.com</text:p>
          </table:table-cell>
          <table:table-cell table:formula="of:=+&quot;usu_&quot;&amp;[.C26]" office:value-type="string" office:string-value="usu_matias25" calcext:value-type="string">
            <text:p>usu_matias25</text:p>
          </table:table-cell>
          <table:table-cell table:formula="of:=+&quot;pass_&quot;&amp;[.C26]" office:value-type="string" office:string-value="pass_matias25" calcext:value-type="string">
            <text:p>pass_matias2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6]&amp;[.C$1]&amp;[.C26]&amp;[.D$1]&amp;[.D26]&amp;[.E$1]&amp;[.E26]&amp;[.F$1]&amp;[.F26]&amp;[.G$1]&amp;[.G26]&amp;[.H$1]&amp;&quot;}&quot;" office:value-type="string" office:string-value="{&quot;id&quot;:25,&quot;name&quot;:&quot;matias25&quot;,&quot;email&quot;:&quot;matias25@gmail.com&quot;,&quot;username&quot;:&quot;usu_matias25&quot;,&quot;password&quot;:&quot;pass_matias25&quot;,&quot;dateOfBirth&quot;:&quot;2022-04-11T23:15:37.428+00:00&quot;,&quot;active&quot;:true,&quot;score&quot;:0,&quot;dateOfRegister&quot;: &quot;2022-04-11T23:15:37.428+00:00&quot;}" calcext:value-type="string">
            <text:p>{"id":25,"name":"matias25","email":"matias25@gmail.com","username":"usu_matias25","password":"pass_matias25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6]+1" office:value-type="float" office:value="26" calcext:value-type="float">
            <text:p>26</text:p>
          </table:table-cell>
          <table:table-cell table:formula="of:=+[.B11]" office:value-type="string" office:string-value="luis" calcext:value-type="string">
            <text:p>luis</text:p>
          </table:table-cell>
          <table:table-cell table:formula="of:=+[.B27]&amp;[.A27]" office:value-type="string" office:string-value="luis26" calcext:value-type="string">
            <text:p>luis26</text:p>
          </table:table-cell>
          <table:table-cell table:formula="of:=+[.C27]&amp;&quot;@gmail.com&quot;" office:value-type="string" office:string-value="luis26@gmail.com" calcext:value-type="string">
            <text:p>luis26@gmail.com</text:p>
          </table:table-cell>
          <table:table-cell table:formula="of:=+&quot;usu_&quot;&amp;[.C27]" office:value-type="string" office:string-value="usu_luis26" calcext:value-type="string">
            <text:p>usu_luis26</text:p>
          </table:table-cell>
          <table:table-cell table:formula="of:=+&quot;pass_&quot;&amp;[.C27]" office:value-type="string" office:string-value="pass_luis26" calcext:value-type="string">
            <text:p>pass_luis2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7]&amp;[.C$1]&amp;[.C27]&amp;[.D$1]&amp;[.D27]&amp;[.E$1]&amp;[.E27]&amp;[.F$1]&amp;[.F27]&amp;[.G$1]&amp;[.G27]&amp;[.H$1]&amp;&quot;}&quot;" office:value-type="string" office:string-value="{&quot;id&quot;:26,&quot;name&quot;:&quot;luis26&quot;,&quot;email&quot;:&quot;luis26@gmail.com&quot;,&quot;username&quot;:&quot;usu_luis26&quot;,&quot;password&quot;:&quot;pass_luis26&quot;,&quot;dateOfBirth&quot;:&quot;2022-04-11T23:15:37.428+00:00&quot;,&quot;active&quot;:true,&quot;score&quot;:0,&quot;dateOfRegister&quot;: &quot;2022-04-11T23:15:37.428+00:00&quot;}" calcext:value-type="string">
            <text:p>{"id":26,"name":"luis26","email":"luis26@gmail.com","username":"usu_luis26","password":"pass_luis26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7]+1" office:value-type="float" office:value="27" calcext:value-type="float">
            <text:p>27</text:p>
          </table:table-cell>
          <table:table-cell table:formula="of:=+[.B12]" office:value-type="string" office:string-value="alicia" calcext:value-type="string">
            <text:p>alicia</text:p>
          </table:table-cell>
          <table:table-cell table:formula="of:=+[.B28]&amp;[.A28]" office:value-type="string" office:string-value="alicia27" calcext:value-type="string">
            <text:p>alicia27</text:p>
          </table:table-cell>
          <table:table-cell table:formula="of:=+[.C28]&amp;&quot;@gmail.com&quot;" office:value-type="string" office:string-value="alicia27@gmail.com" calcext:value-type="string">
            <text:p>alicia27@gmail.com</text:p>
          </table:table-cell>
          <table:table-cell table:formula="of:=+&quot;usu_&quot;&amp;[.C28]" office:value-type="string" office:string-value="usu_alicia27" calcext:value-type="string">
            <text:p>usu_alicia27</text:p>
          </table:table-cell>
          <table:table-cell table:formula="of:=+&quot;pass_&quot;&amp;[.C28]" office:value-type="string" office:string-value="pass_alicia27" calcext:value-type="string">
            <text:p>pass_alicia27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8]&amp;[.C$1]&amp;[.C28]&amp;[.D$1]&amp;[.D28]&amp;[.E$1]&amp;[.E28]&amp;[.F$1]&amp;[.F28]&amp;[.G$1]&amp;[.G28]&amp;[.H$1]&amp;&quot;}&quot;" office:value-type="string" office:string-value="{&quot;id&quot;:27,&quot;name&quot;:&quot;alicia27&quot;,&quot;email&quot;:&quot;alicia27@gmail.com&quot;,&quot;username&quot;:&quot;usu_alicia27&quot;,&quot;password&quot;:&quot;pass_alicia27&quot;,&quot;dateOfBirth&quot;:&quot;2022-04-11T23:15:37.428+00:00&quot;,&quot;active&quot;:true,&quot;score&quot;:0,&quot;dateOfRegister&quot;: &quot;2022-04-11T23:15:37.428+00:00&quot;}" calcext:value-type="string">
            <text:p>{"id":27,"name":"alicia27","email":"alicia27@gmail.com","username":"usu_alicia27","password":"pass_alicia27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8]+1" office:value-type="float" office:value="28" calcext:value-type="float">
            <text:p>28</text:p>
          </table:table-cell>
          <table:table-cell table:formula="of:=+[.B13]" office:value-type="string" office:string-value="mario" calcext:value-type="string">
            <text:p>mario</text:p>
          </table:table-cell>
          <table:table-cell table:formula="of:=+[.B29]&amp;[.A29]" office:value-type="string" office:string-value="mario28" calcext:value-type="string">
            <text:p>mario28</text:p>
          </table:table-cell>
          <table:table-cell table:formula="of:=+[.C29]&amp;&quot;@gmail.com&quot;" office:value-type="string" office:string-value="mario28@gmail.com" calcext:value-type="string">
            <text:p>mario28@gmail.com</text:p>
          </table:table-cell>
          <table:table-cell table:formula="of:=+&quot;usu_&quot;&amp;[.C29]" office:value-type="string" office:string-value="usu_mario28" calcext:value-type="string">
            <text:p>usu_mario28</text:p>
          </table:table-cell>
          <table:table-cell table:formula="of:=+&quot;pass_&quot;&amp;[.C29]" office:value-type="string" office:string-value="pass_mario28" calcext:value-type="string">
            <text:p>pass_mario28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29]&amp;[.C$1]&amp;[.C29]&amp;[.D$1]&amp;[.D29]&amp;[.E$1]&amp;[.E29]&amp;[.F$1]&amp;[.F29]&amp;[.G$1]&amp;[.G29]&amp;[.H$1]&amp;&quot;}&quot;" office:value-type="string" office:string-value="{&quot;id&quot;:28,&quot;name&quot;:&quot;mario28&quot;,&quot;email&quot;:&quot;mario28@gmail.com&quot;,&quot;username&quot;:&quot;usu_mario28&quot;,&quot;password&quot;:&quot;pass_mario28&quot;,&quot;dateOfBirth&quot;:&quot;2022-04-11T23:15:37.428+00:00&quot;,&quot;active&quot;:true,&quot;score&quot;:0,&quot;dateOfRegister&quot;: &quot;2022-04-11T23:15:37.428+00:00&quot;}" calcext:value-type="string">
            <text:p>{"id":28,"name":"mario28","email":"mario28@gmail.com","username":"usu_mario28","password":"pass_mario28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29]+1" office:value-type="float" office:value="29" calcext:value-type="float">
            <text:p>29</text:p>
          </table:table-cell>
          <table:table-cell table:formula="of:=+[.B14]" office:value-type="string" office:string-value="roberto" calcext:value-type="string">
            <text:p>roberto</text:p>
          </table:table-cell>
          <table:table-cell table:formula="of:=+[.B30]&amp;[.A30]" office:value-type="string" office:string-value="roberto29" calcext:value-type="string">
            <text:p>roberto29</text:p>
          </table:table-cell>
          <table:table-cell table:formula="of:=+[.C30]&amp;&quot;@gmail.com&quot;" office:value-type="string" office:string-value="roberto29@gmail.com" calcext:value-type="string">
            <text:p>roberto29@gmail.com</text:p>
          </table:table-cell>
          <table:table-cell table:formula="of:=+&quot;usu_&quot;&amp;[.C30]" office:value-type="string" office:string-value="usu_roberto29" calcext:value-type="string">
            <text:p>usu_roberto29</text:p>
          </table:table-cell>
          <table:table-cell table:formula="of:=+&quot;pass_&quot;&amp;[.C30]" office:value-type="string" office:string-value="pass_roberto29" calcext:value-type="string">
            <text:p>pass_roberto29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0]&amp;[.C$1]&amp;[.C30]&amp;[.D$1]&amp;[.D30]&amp;[.E$1]&amp;[.E30]&amp;[.F$1]&amp;[.F30]&amp;[.G$1]&amp;[.G30]&amp;[.H$1]&amp;&quot;}&quot;" office:value-type="string" office:string-value="{&quot;id&quot;:29,&quot;name&quot;:&quot;roberto29&quot;,&quot;email&quot;:&quot;roberto29@gmail.com&quot;,&quot;username&quot;:&quot;usu_roberto29&quot;,&quot;password&quot;:&quot;pass_roberto29&quot;,&quot;dateOfBirth&quot;:&quot;2022-04-11T23:15:37.428+00:00&quot;,&quot;active&quot;:true,&quot;score&quot;:0,&quot;dateOfRegister&quot;: &quot;2022-04-11T23:15:37.428+00:00&quot;}" calcext:value-type="string">
            <text:p>{"id":29,"name":"roberto29","email":"roberto29@gmail.com","username":"usu_roberto29","password":"pass_roberto29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0]+1" office:value-type="float" office:value="30" calcext:value-type="float">
            <text:p>30</text:p>
          </table:table-cell>
          <table:table-cell table:formula="of:=+[.B15]" office:value-type="string" office:string-value="domingo" calcext:value-type="string">
            <text:p>domingo</text:p>
          </table:table-cell>
          <table:table-cell table:formula="of:=+[.B31]&amp;[.A31]" office:value-type="string" office:string-value="domingo30" calcext:value-type="string">
            <text:p>domingo30</text:p>
          </table:table-cell>
          <table:table-cell table:formula="of:=+[.C31]&amp;&quot;@gmail.com&quot;" office:value-type="string" office:string-value="domingo30@gmail.com" calcext:value-type="string">
            <text:p>domingo30@gmail.com</text:p>
          </table:table-cell>
          <table:table-cell table:formula="of:=+&quot;usu_&quot;&amp;[.C31]" office:value-type="string" office:string-value="usu_domingo30" calcext:value-type="string">
            <text:p>usu_domingo30</text:p>
          </table:table-cell>
          <table:table-cell table:formula="of:=+&quot;pass_&quot;&amp;[.C31]" office:value-type="string" office:string-value="pass_domingo30" calcext:value-type="string">
            <text:p>pass_domingo30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1]&amp;[.C$1]&amp;[.C31]&amp;[.D$1]&amp;[.D31]&amp;[.E$1]&amp;[.E31]&amp;[.F$1]&amp;[.F31]&amp;[.G$1]&amp;[.G31]&amp;[.H$1]&amp;&quot;}&quot;" office:value-type="string" office:string-value="{&quot;id&quot;:30,&quot;name&quot;:&quot;domingo30&quot;,&quot;email&quot;:&quot;domingo30@gmail.com&quot;,&quot;username&quot;:&quot;usu_domingo30&quot;,&quot;password&quot;:&quot;pass_domingo30&quot;,&quot;dateOfBirth&quot;:&quot;2022-04-11T23:15:37.428+00:00&quot;,&quot;active&quot;:true,&quot;score&quot;:0,&quot;dateOfRegister&quot;: &quot;2022-04-11T23:15:37.428+00:00&quot;}" calcext:value-type="string">
            <text:p>{"id":30,"name":"domingo30","email":"domingo30@gmail.com","username":"usu_domingo30","password":"pass_domingo30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1]+1" office:value-type="float" office:value="31" calcext:value-type="float">
            <text:p>31</text:p>
          </table:table-cell>
          <table:table-cell table:formula="of:=+[.B16]" office:value-type="string" office:string-value="cristina" calcext:value-type="string">
            <text:p>cristina</text:p>
          </table:table-cell>
          <table:table-cell table:formula="of:=+[.B32]&amp;[.A32]" office:value-type="string" office:string-value="cristina31" calcext:value-type="string">
            <text:p>cristina31</text:p>
          </table:table-cell>
          <table:table-cell table:formula="of:=+[.C32]&amp;&quot;@gmail.com&quot;" office:value-type="string" office:string-value="cristina31@gmail.com" calcext:value-type="string">
            <text:p>cristina31@gmail.com</text:p>
          </table:table-cell>
          <table:table-cell table:formula="of:=+&quot;usu_&quot;&amp;[.C32]" office:value-type="string" office:string-value="usu_cristina31" calcext:value-type="string">
            <text:p>usu_cristina31</text:p>
          </table:table-cell>
          <table:table-cell table:formula="of:=+&quot;pass_&quot;&amp;[.C32]" office:value-type="string" office:string-value="pass_cristina31" calcext:value-type="string">
            <text:p>pass_cristina31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2]&amp;[.C$1]&amp;[.C32]&amp;[.D$1]&amp;[.D32]&amp;[.E$1]&amp;[.E32]&amp;[.F$1]&amp;[.F32]&amp;[.G$1]&amp;[.G32]&amp;[.H$1]&amp;&quot;}&quot;" office:value-type="string" office:string-value="{&quot;id&quot;:31,&quot;name&quot;:&quot;cristina31&quot;,&quot;email&quot;:&quot;cristina31@gmail.com&quot;,&quot;username&quot;:&quot;usu_cristina31&quot;,&quot;password&quot;:&quot;pass_cristina31&quot;,&quot;dateOfBirth&quot;:&quot;2022-04-11T23:15:37.428+00:00&quot;,&quot;active&quot;:true,&quot;score&quot;:0,&quot;dateOfRegister&quot;: &quot;2022-04-11T23:15:37.428+00:00&quot;}" calcext:value-type="string">
            <text:p>{"id":31,"name":"cristina31","email":"cristina31@gmail.com","username":"usu_cristina31","password":"pass_cristina31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2]+1" office:value-type="float" office:value="32" calcext:value-type="float">
            <text:p>32</text:p>
          </table:table-cell>
          <table:table-cell table:formula="of:=+[.B17]" office:value-type="string" office:string-value="susana" calcext:value-type="string">
            <text:p>susana</text:p>
          </table:table-cell>
          <table:table-cell table:formula="of:=+[.B33]&amp;[.A33]" office:value-type="string" office:string-value="susana32" calcext:value-type="string">
            <text:p>susana32</text:p>
          </table:table-cell>
          <table:table-cell table:formula="of:=+[.C33]&amp;&quot;@gmail.com&quot;" office:value-type="string" office:string-value="susana32@gmail.com" calcext:value-type="string">
            <text:p>susana32@gmail.com</text:p>
          </table:table-cell>
          <table:table-cell table:formula="of:=+&quot;usu_&quot;&amp;[.C33]" office:value-type="string" office:string-value="usu_susana32" calcext:value-type="string">
            <text:p>usu_susana32</text:p>
          </table:table-cell>
          <table:table-cell table:formula="of:=+&quot;pass_&quot;&amp;[.C33]" office:value-type="string" office:string-value="pass_susana32" calcext:value-type="string">
            <text:p>pass_susana32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3]&amp;[.C$1]&amp;[.C33]&amp;[.D$1]&amp;[.D33]&amp;[.E$1]&amp;[.E33]&amp;[.F$1]&amp;[.F33]&amp;[.G$1]&amp;[.G33]&amp;[.H$1]&amp;&quot;}&quot;" office:value-type="string" office:string-value="{&quot;id&quot;:32,&quot;name&quot;:&quot;susana32&quot;,&quot;email&quot;:&quot;susana32@gmail.com&quot;,&quot;username&quot;:&quot;usu_susana32&quot;,&quot;password&quot;:&quot;pass_susana32&quot;,&quot;dateOfBirth&quot;:&quot;2022-04-11T23:15:37.428+00:00&quot;,&quot;active&quot;:true,&quot;score&quot;:0,&quot;dateOfRegister&quot;: &quot;2022-04-11T23:15:37.428+00:00&quot;}" calcext:value-type="string">
            <text:p>{"id":32,"name":"susana32","email":"susana32@gmail.com","username":"usu_susana32","password":"pass_susana32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3]+1" office:value-type="float" office:value="33" calcext:value-type="float">
            <text:p>33</text:p>
          </table:table-cell>
          <table:table-cell table:formula="of:=+[.B18]" office:value-type="string" office:string-value="ana" calcext:value-type="string">
            <text:p>ana</text:p>
          </table:table-cell>
          <table:table-cell table:formula="of:=+[.B34]&amp;[.A34]" office:value-type="string" office:string-value="ana33" calcext:value-type="string">
            <text:p>ana33</text:p>
          </table:table-cell>
          <table:table-cell table:formula="of:=+[.C34]&amp;&quot;@gmail.com&quot;" office:value-type="string" office:string-value="ana33@gmail.com" calcext:value-type="string">
            <text:p>ana33@gmail.com</text:p>
          </table:table-cell>
          <table:table-cell table:formula="of:=+&quot;usu_&quot;&amp;[.C34]" office:value-type="string" office:string-value="usu_ana33" calcext:value-type="string">
            <text:p>usu_ana33</text:p>
          </table:table-cell>
          <table:table-cell table:formula="of:=+&quot;pass_&quot;&amp;[.C34]" office:value-type="string" office:string-value="pass_ana33" calcext:value-type="string">
            <text:p>pass_ana33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4]&amp;[.C$1]&amp;[.C34]&amp;[.D$1]&amp;[.D34]&amp;[.E$1]&amp;[.E34]&amp;[.F$1]&amp;[.F34]&amp;[.G$1]&amp;[.G34]&amp;[.H$1]&amp;&quot;}&quot;" office:value-type="string" office:string-value="{&quot;id&quot;:33,&quot;name&quot;:&quot;ana33&quot;,&quot;email&quot;:&quot;ana33@gmail.com&quot;,&quot;username&quot;:&quot;usu_ana33&quot;,&quot;password&quot;:&quot;pass_ana33&quot;,&quot;dateOfBirth&quot;:&quot;2022-04-11T23:15:37.428+00:00&quot;,&quot;active&quot;:true,&quot;score&quot;:0,&quot;dateOfRegister&quot;: &quot;2022-04-11T23:15:37.428+00:00&quot;}" calcext:value-type="string">
            <text:p>{"id":33,"name":"ana33","email":"ana33@gmail.com","username":"usu_ana33","password":"pass_ana33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4]+1" office:value-type="float" office:value="34" calcext:value-type="float">
            <text:p>34</text:p>
          </table:table-cell>
          <table:table-cell table:formula="of:=+[.B19]" office:value-type="string" office:string-value="clara" calcext:value-type="string">
            <text:p>clara</text:p>
          </table:table-cell>
          <table:table-cell table:formula="of:=+[.B35]&amp;[.A35]" office:value-type="string" office:string-value="clara34" calcext:value-type="string">
            <text:p>clara34</text:p>
          </table:table-cell>
          <table:table-cell table:formula="of:=+[.C35]&amp;&quot;@gmail.com&quot;" office:value-type="string" office:string-value="clara34@gmail.com" calcext:value-type="string">
            <text:p>clara34@gmail.com</text:p>
          </table:table-cell>
          <table:table-cell table:formula="of:=+&quot;usu_&quot;&amp;[.C35]" office:value-type="string" office:string-value="usu_clara34" calcext:value-type="string">
            <text:p>usu_clara34</text:p>
          </table:table-cell>
          <table:table-cell table:formula="of:=+&quot;pass_&quot;&amp;[.C35]" office:value-type="string" office:string-value="pass_clara34" calcext:value-type="string">
            <text:p>pass_clara34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5]&amp;[.C$1]&amp;[.C35]&amp;[.D$1]&amp;[.D35]&amp;[.E$1]&amp;[.E35]&amp;[.F$1]&amp;[.F35]&amp;[.G$1]&amp;[.G35]&amp;[.H$1]&amp;&quot;}&quot;" office:value-type="string" office:string-value="{&quot;id&quot;:34,&quot;name&quot;:&quot;clara34&quot;,&quot;email&quot;:&quot;clara34@gmail.com&quot;,&quot;username&quot;:&quot;usu_clara34&quot;,&quot;password&quot;:&quot;pass_clara34&quot;,&quot;dateOfBirth&quot;:&quot;2022-04-11T23:15:37.428+00:00&quot;,&quot;active&quot;:true,&quot;score&quot;:0,&quot;dateOfRegister&quot;: &quot;2022-04-11T23:15:37.428+00:00&quot;}" calcext:value-type="string">
            <text:p>{"id":34,"name":"clara34","email":"clara34@gmail.com","username":"usu_clara34","password":"pass_clara34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5]+1" office:value-type="float" office:value="35" calcext:value-type="float">
            <text:p>35</text:p>
          </table:table-cell>
          <table:table-cell table:formula="of:=+[.B20]" office:value-type="string" office:string-value="ema" calcext:value-type="string">
            <text:p>ema</text:p>
          </table:table-cell>
          <table:table-cell table:formula="of:=+[.B36]&amp;[.A36]" office:value-type="string" office:string-value="ema35" calcext:value-type="string">
            <text:p>ema35</text:p>
          </table:table-cell>
          <table:table-cell table:formula="of:=+[.C36]&amp;&quot;@gmail.com&quot;" office:value-type="string" office:string-value="ema35@gmail.com" calcext:value-type="string">
            <text:p>ema35@gmail.com</text:p>
          </table:table-cell>
          <table:table-cell table:formula="of:=+&quot;usu_&quot;&amp;[.C36]" office:value-type="string" office:string-value="usu_ema35" calcext:value-type="string">
            <text:p>usu_ema35</text:p>
          </table:table-cell>
          <table:table-cell table:formula="of:=+&quot;pass_&quot;&amp;[.C36]" office:value-type="string" office:string-value="pass_ema35" calcext:value-type="string">
            <text:p>pass_ema35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6]&amp;[.C$1]&amp;[.C36]&amp;[.D$1]&amp;[.D36]&amp;[.E$1]&amp;[.E36]&amp;[.F$1]&amp;[.F36]&amp;[.G$1]&amp;[.G36]&amp;[.H$1]&amp;&quot;}&quot;" office:value-type="string" office:string-value="{&quot;id&quot;:35,&quot;name&quot;:&quot;ema35&quot;,&quot;email&quot;:&quot;ema35@gmail.com&quot;,&quot;username&quot;:&quot;usu_ema35&quot;,&quot;password&quot;:&quot;pass_ema35&quot;,&quot;dateOfBirth&quot;:&quot;2022-04-11T23:15:37.428+00:00&quot;,&quot;active&quot;:true,&quot;score&quot;:0,&quot;dateOfRegister&quot;: &quot;2022-04-11T23:15:37.428+00:00&quot;}" calcext:value-type="string">
            <text:p>{"id":35,"name":"ema35","email":"ema35@gmail.com","username":"usu_ema35","password":"pass_ema35","dateOfBirth":"2022-04-11T23:15:37.428+00:00","active":true,"score":0,"dateOfRegister": "2022-04-11T23:15:37.428+00:00"}</text:p>
          </table:table-cell>
        </table:table-row>
        <table:table-row table:style-name="ro3">
          <table:table-cell table:formula="of:=+[.A36]+1" office:value-type="float" office:value="36" calcext:value-type="float">
            <text:p>36</text:p>
          </table:table-cell>
          <table:table-cell table:formula="of:=+[.B21]" office:value-type="string" office:string-value="lucia" calcext:value-type="string">
            <text:p>lucia</text:p>
          </table:table-cell>
          <table:table-cell table:formula="of:=+[.B37]&amp;[.A37]" office:value-type="string" office:string-value="lucia36" calcext:value-type="string">
            <text:p>lucia36</text:p>
          </table:table-cell>
          <table:table-cell table:formula="of:=+[.C37]&amp;&quot;@gmail.com&quot;" office:value-type="string" office:string-value="lucia36@gmail.com" calcext:value-type="string">
            <text:p>lucia36@gmail.com</text:p>
          </table:table-cell>
          <table:table-cell table:formula="of:=+&quot;usu_&quot;&amp;[.C37]" office:value-type="string" office:string-value="usu_lucia36" calcext:value-type="string">
            <text:p>usu_lucia36</text:p>
          </table:table-cell>
          <table:table-cell table:formula="of:=+&quot;pass_&quot;&amp;[.C37]" office:value-type="string" office:string-value="pass_lucia36" calcext:value-type="string">
            <text:p>pass_lucia36</text:p>
          </table:table-cell>
          <table:table-cell office:value-type="string" calcext:value-type="string">
            <text:p>"2022-04-11T23:15:37.428+00:00"</text:p>
          </table:table-cell>
          <table:table-cell table:formula="of:=&quot;{&quot;&amp;[.A$1]&amp;[.A37]&amp;[.C$1]&amp;[.C37]&amp;[.D$1]&amp;[.D37]&amp;[.E$1]&amp;[.E37]&amp;[.F$1]&amp;[.F37]&amp;[.G$1]&amp;[.G37]&amp;[.H$1]&amp;&quot;}&quot;" office:value-type="string" office:string-value="{&quot;id&quot;:36,&quot;name&quot;:&quot;lucia36&quot;,&quot;email&quot;:&quot;lucia36@gmail.com&quot;,&quot;username&quot;:&quot;usu_lucia36&quot;,&quot;password&quot;:&quot;pass_lucia36&quot;,&quot;dateOfBirth&quot;:&quot;2022-04-11T23:15:37.428+00:00&quot;,&quot;active&quot;:true,&quot;score&quot;:0,&quot;dateOfRegister&quot;: &quot;2022-04-11T23:15:37.428+00:00&quot;}" calcext:value-type="string">
            <text:p>{"id":36,"name":"lucia36","email":"lucia36@gmail.com","username":"usu_lucia36","password":"pass_lucia36","dateOfBirth":"2022-04-11T23:15:37.428+00:00","active":true,"score":0,"dateOfRegister": "2022-04-11T23:15:37.428+00:00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08:40:59.260311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7:51:13.625084815</meta:creation-date>
    <dc:date>2022-04-12T10:29:10.993068682</dc:date>
    <meta:editing-duration>PT2H29M52S</meta:editing-duration>
    <meta:editing-cycles>4</meta:editing-cycles>
    <meta:generator>LibreOffice/6.4.7.2$Linux_X86_64 LibreOffice_project/40$Build-2</meta:generator>
    <meta:document-statistic meta:table-count="7" meta:cell-count="664" meta:object-count="0"/>
  </office:meta>
</office:document-meta>
</file>